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style:rel-width="100%" table:align="left"/>
    </style:style>
    <style:style style:name="Tableau1.A" style:family="table-column">
      <style:table-column-properties style:column-width="2.856cm" style:rel-column-width="11008*"/>
    </style:style>
    <style:style style:name="Tableau1.B" style:family="table-column">
      <style:table-column-properties style:column-width="14.145cm" style:rel-column-width="54526*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cm" style:rel-width="100%" table:align="left"/>
    </style:style>
    <style:style style:name="Tableau2.A" style:family="table-column">
      <style:table-column-properties style:column-width="2.854cm" style:rel-column-width="11000*"/>
    </style:style>
    <style:style style:name="Tableau2.B" style:family="table-column">
      <style:table-column-properties style:column-width="14.146cm" style:rel-column-width="54534*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7cm" style:rel-width="100%" table:align="right"/>
    </style:style>
    <style:style style:name="Tableau3.A" style:family="table-column">
      <style:table-column-properties style:column-width="2.856cm" style:rel-column-width="11006*"/>
    </style:style>
    <style:style style:name="Tableau3.B" style:family="table-column">
      <style:table-column-properties style:column-width="14.145cm" style:rel-column-width="54528*"/>
    </style:style>
    <style:style style:name="Tableau3.A1" style:family="table-cell">
      <style:table-cell-properties fo:padding="0.053cm" fo:border="none"/>
    </style:style>
    <style:style style:name="Tableau4" style:family="table">
      <style:table-properties style:width="17cm" style:rel-width="100%" table:align="right"/>
    </style:style>
    <style:style style:name="Tableau4.A" style:family="table-column">
      <style:table-column-properties style:column-width="2.854cm" style:rel-column-width="11005*"/>
    </style:style>
    <style:style style:name="Tableau4.B" style:family="table-column">
      <style:table-column-properties style:column-width="14.145cm" style:rel-column-width="54529*"/>
    </style:style>
    <style:style style:name="Tableau4.A1" style:family="table-cell">
      <style:table-cell-properties fo:padding="0.053cm" fo:border="none"/>
    </style:style>
    <style:style style:name="Tableau5" style:family="table">
      <style:table-properties style:width="17cm" style:rel-width="100%" table:align="left"/>
    </style:style>
    <style:style style:name="Tableau5.A" style:family="table-column">
      <style:table-column-properties style:column-width="2.854cm" style:rel-column-width="11005*"/>
    </style:style>
    <style:style style:name="Tableau5.B" style:family="table-column">
      <style:table-column-properties style:column-width="14.145cm" style:rel-column-width="54529*"/>
    </style:style>
    <style:style style:name="Tableau5.A1" style:family="table-cell">
      <style:table-cell-properties fo:padding="0.053cm" fo:border="none"/>
    </style:style>
    <style:style style:name="Tableau6" style:family="table">
      <style:table-properties style:width="17cm" style:rel-width="100%" table:align="left"/>
    </style:style>
    <style:style style:name="Tableau6.A" style:family="table-column">
      <style:table-column-properties style:column-width="2.854cm" style:rel-column-width="11000*"/>
    </style:style>
    <style:style style:name="Tableau6.B" style:family="table-column">
      <style:table-column-properties style:column-width="14.146cm" style:rel-column-width="54534*"/>
    </style:style>
    <style:style style:name="Tableau6.A1" style:family="table-cell">
      <style:table-cell-properties fo:padding="0.053cm" fo:border="none"/>
    </style:style>
    <style:style style:name="Tableau7" style:family="table">
      <style:table-properties style:width="17cm" style:rel-width="100%" table:align="left"/>
    </style:style>
    <style:style style:name="Tableau7.A" style:family="table-column">
      <style:table-column-properties style:column-width="2.856cm" style:rel-column-width="11008*"/>
    </style:style>
    <style:style style:name="Tableau7.B" style:family="table-column">
      <style:table-column-properties style:column-width="14.145cm" style:rel-column-width="54526*"/>
    </style:style>
    <style:style style:name="Tableau7.A1" style:family="table-cell">
      <style:table-cell-properties fo:padding="0.053cm" fo:border="none"/>
    </style:style>
    <style:style style:name="Tableau8" style:family="table">
      <style:table-properties style:width="17cm" style:rel-width="100%" table:align="left"/>
    </style:style>
    <style:style style:name="Tableau8.A" style:family="table-column">
      <style:table-column-properties style:column-width="2.854cm" style:rel-column-width="11002*"/>
    </style:style>
    <style:style style:name="Tableau8.B" style:family="table-column">
      <style:table-column-properties style:column-width="14.146cm" style:rel-column-width="54532*"/>
    </style:style>
    <style:style style:name="Tableau8.A1" style:family="table-cell">
      <style:table-cell-properties fo:padding="0.053cm" fo:border="none"/>
    </style:style>
    <style:style style:name="Tableau9" style:family="table">
      <style:table-properties style:width="17cm" style:rel-width="100%" table:align="left"/>
    </style:style>
    <style:style style:name="Tableau9.A" style:family="table-column">
      <style:table-column-properties style:column-width="2.854cm" style:rel-column-width="11005*"/>
    </style:style>
    <style:style style:name="Tableau9.B" style:family="table-column">
      <style:table-column-properties style:column-width="14.145cm" style:rel-column-width="54529*"/>
    </style:style>
    <style:style style:name="Tableau9.A1" style:family="table-cell">
      <style:table-cell-properties fo:padding="0.053cm" fo:border="none"/>
    </style:style>
    <style:style style:name="Tableau10" style:family="table">
      <style:table-properties style:width="17cm" style:rel-width="100%" table:align="left"/>
    </style:style>
    <style:style style:name="Tableau10.A" style:family="table-column">
      <style:table-column-properties style:column-width="2.854cm" style:rel-column-width="11004*"/>
    </style:style>
    <style:style style:name="Tableau10.B" style:family="table-column">
      <style:table-column-properties style:column-width="14.146cm" style:rel-column-width="54530*"/>
    </style:style>
    <style:style style:name="Tableau10.A1" style:family="table-cell">
      <style:table-cell-properties fo:padding="0.053cm" fo:border="none"/>
    </style:style>
    <style:style style:name="Tableau11" style:family="table">
      <style:table-properties style:width="17cm" style:rel-width="100%" table:align="left"/>
    </style:style>
    <style:style style:name="Tableau11.A" style:family="table-column">
      <style:table-column-properties style:column-width="2.854cm" style:rel-column-width="11000*"/>
    </style:style>
    <style:style style:name="Tableau11.B" style:family="table-column">
      <style:table-column-properties style:column-width="14.146cm" style:rel-column-width="54534*"/>
    </style:style>
    <style:style style:name="Tableau11.A1" style:family="table-cell">
      <style:table-cell-properties fo:padding="0.053cm" fo:border="none"/>
    </style:style>
    <style:style style:name="Tableau12" style:family="table">
      <style:table-properties style:width="17cm" style:rel-width="100%" table:align="left"/>
    </style:style>
    <style:style style:name="Tableau12.A" style:family="table-column">
      <style:table-column-properties style:column-width="2.854cm" style:rel-column-width="11004*"/>
    </style:style>
    <style:style style:name="Tableau12.B" style:family="table-column">
      <style:table-column-properties style:column-width="14.146cm" style:rel-column-width="54530*"/>
    </style:style>
    <style:style style:name="Tableau12.A1" style:family="table-cell">
      <style:table-cell-properties fo:padding="0.053cm" fo:border="none"/>
    </style:style>
    <style:style style:name="Tableau13" style:family="table">
      <style:table-properties style:width="17cm" style:rel-width="100%" table:align="left"/>
    </style:style>
    <style:style style:name="Tableau13.A" style:family="table-column">
      <style:table-column-properties style:column-width="2.854cm" style:rel-column-width="11004*"/>
    </style:style>
    <style:style style:name="Tableau13.B" style:family="table-column">
      <style:table-column-properties style:column-width="14.146cm" style:rel-column-width="54530*"/>
    </style:style>
    <style:style style:name="Tableau13.A1" style:family="table-cell">
      <style:table-cell-properties fo:padding="0.053cm" fo:border="none"/>
    </style:style>
    <style:style style:name="Tableau14" style:family="table">
      <style:table-properties style:width="17cm" style:rel-width="100%" table:align="left"/>
    </style:style>
    <style:style style:name="Tableau14.A" style:family="table-column">
      <style:table-column-properties style:column-width="3.239cm" style:rel-column-width="12484*"/>
    </style:style>
    <style:style style:name="Tableau14.B" style:family="table-column">
      <style:table-column-properties style:column-width="13.762cm" style:rel-column-width="53051*"/>
    </style:style>
    <style:style style:name="Tableau14.A1" style:family="table-cell">
      <style:table-cell-properties fo:padding="0.053cm" fo:border="none"/>
    </style:style>
    <style:style style:name="Tableau15" style:family="table">
      <style:table-properties style:width="17cm" style:rel-width="100%" table:align="left"/>
    </style:style>
    <style:style style:name="Tableau15.A" style:family="table-column">
      <style:table-column-properties style:column-width="2.854cm" style:rel-column-width="11005*"/>
    </style:style>
    <style:style style:name="Tableau15.B" style:family="table-column">
      <style:table-column-properties style:column-width="14.145cm" style:rel-column-width="54529*"/>
    </style:style>
    <style:style style:name="Tableau15.A1" style:family="table-cell">
      <style:table-cell-properties fo:padding="0.053cm" fo:border="none"/>
    </style:style>
    <style:style style:name="Tableau16" style:family="table">
      <style:table-properties style:width="17cm" style:rel-width="100%" table:align="left"/>
    </style:style>
    <style:style style:name="Tableau16.A" style:family="table-column">
      <style:table-column-properties style:column-width="2.856cm" style:rel-column-width="11008*"/>
    </style:style>
    <style:style style:name="Tableau16.B" style:family="table-column">
      <style:table-column-properties style:column-width="14.145cm" style:rel-column-width="54526*"/>
    </style:style>
    <style:style style:name="Tableau16.A1" style:family="table-cell">
      <style:table-cell-properties fo:padding="0.053cm" fo:border="none"/>
    </style:style>
    <style:style style:name="Tableau17" style:family="table">
      <style:table-properties style:width="17cm" style:rel-width="100%" table:align="left"/>
    </style:style>
    <style:style style:name="Tableau17.A" style:family="table-column">
      <style:table-column-properties style:column-width="2.856cm" style:rel-column-width="11008*"/>
    </style:style>
    <style:style style:name="Tableau17.B" style:family="table-column">
      <style:table-column-properties style:column-width="14.145cm" style:rel-column-width="54526*"/>
    </style:style>
    <style:style style:name="Tableau17.A1" style:family="table-cell">
      <style:table-cell-properties fo:padding="0.053cm" fo:border="none"/>
    </style:style>
    <style:style style:name="Tableau18" style:family="table">
      <style:table-properties style:width="17cm" style:rel-width="100%" table:align="left"/>
    </style:style>
    <style:style style:name="Tableau18.A" style:family="table-column">
      <style:table-column-properties style:column-width="2.854cm" style:rel-column-width="11002*"/>
    </style:style>
    <style:style style:name="Tableau18.B" style:family="table-column">
      <style:table-column-properties style:column-width="14.146cm" style:rel-column-width="54532*"/>
    </style:style>
    <style:style style:name="Tableau18.A1" style:family="table-cell">
      <style:table-cell-properties fo:padding="0.053cm" fo:border="none"/>
    </style:style>
    <style:style style:name="Tableau19" style:family="table">
      <style:table-properties style:width="17cm" style:rel-width="100%" table:align="left"/>
    </style:style>
    <style:style style:name="Tableau19.A" style:family="table-column">
      <style:table-column-properties style:column-width="2.856cm" style:rel-column-width="11007*"/>
    </style:style>
    <style:style style:name="Tableau19.B" style:family="table-column">
      <style:table-column-properties style:column-width="14.145cm" style:rel-column-width="54527*"/>
    </style:style>
    <style:style style:name="Tableau19.A1" style:family="table-cell">
      <style:table-cell-properties fo:padding="0.053cm" fo:border="none"/>
    </style:style>
    <style:style style:name="Tableau20" style:family="table">
      <style:table-properties style:width="17cm" style:rel-width="100%" table:align="left"/>
    </style:style>
    <style:style style:name="Tableau20.A" style:family="table-column">
      <style:table-column-properties style:column-width="3.228cm" style:rel-column-width="12443*"/>
    </style:style>
    <style:style style:name="Tableau20.B" style:family="table-column">
      <style:table-column-properties style:column-width="13.772cm" style:rel-column-width="53092*"/>
    </style:style>
    <style:style style:name="Tableau20.A1" style:family="table-cell">
      <style:table-cell-properties fo:padding="0.053cm" fo:border="none"/>
    </style:style>
    <style:style style:name="Tableau21" style:family="table">
      <style:table-properties style:width="17cm" style:rel-width="100%" table:align="left"/>
    </style:style>
    <style:style style:name="Tableau21.A" style:family="table-column">
      <style:table-column-properties style:column-width="2.854cm" style:rel-column-width="11002*"/>
    </style:style>
    <style:style style:name="Tableau21.B" style:family="table-column">
      <style:table-column-properties style:column-width="14.146cm" style:rel-column-width="54532*"/>
    </style:style>
    <style:style style:name="Tableau21.A1" style:family="table-cell">
      <style:table-cell-properties style:vertical-align="middle" fo:padding="0.053cm" fo:border="none"/>
    </style:style>
    <style:style style:name="Tableau22" style:family="table">
      <style:table-properties style:width="17cm" style:rel-width="100%" table:align="left"/>
    </style:style>
    <style:style style:name="Tableau22.A" style:family="table-column">
      <style:table-column-properties style:column-width="2.852cm" style:rel-column-width="10993*"/>
    </style:style>
    <style:style style:name="Tableau22.B" style:family="table-column">
      <style:table-column-properties style:column-width="14.148cm" style:rel-column-width="54541*"/>
    </style:style>
    <style:style style:name="Tableau22.A1" style:family="table-cell">
      <style:table-cell-properties style:vertical-align="middle" fo:padding="0.053cm" fo:border="none"/>
    </style:style>
    <style:style style:name="Tableau23" style:family="table">
      <style:table-properties style:width="17cm" style:rel-width="100%" table:align="left"/>
    </style:style>
    <style:style style:name="Tableau23.A" style:family="table-column">
      <style:table-column-properties style:column-width="3.228cm" style:rel-column-width="12443*"/>
    </style:style>
    <style:style style:name="Tableau23.B" style:family="table-column">
      <style:table-column-properties style:column-width="13.772cm" style:rel-column-width="53092*"/>
    </style:style>
    <style:style style:name="Tableau23.A1" style:family="table-cell">
      <style:table-cell-properties style:vertical-align="middle" fo:padding="0.053cm" fo:border="none"/>
    </style:style>
    <style:style style:name="Tableau24" style:family="table">
      <style:table-properties style:width="17cm" style:rel-width="100%" table:align="left"/>
    </style:style>
    <style:style style:name="Tableau24.A" style:family="table-column">
      <style:table-column-properties style:column-width="2.852cm" style:rel-column-width="10994*"/>
    </style:style>
    <style:style style:name="Tableau24.B" style:family="table-column">
      <style:table-column-properties style:column-width="14.148cm" style:rel-column-width="54540*"/>
    </style:style>
    <style:style style:name="Tableau24.A1" style:family="table-cell">
      <style:table-cell-properties style:vertical-align="middle" fo:padding="0.053cm" fo:border="none"/>
    </style:style>
    <style:style style:name="Tableau25" style:family="table">
      <style:table-properties style:width="17cm" style:rel-width="100%" table:align="left"/>
    </style:style>
    <style:style style:name="Tableau25.A" style:family="table-column">
      <style:table-column-properties style:column-width="2.854cm" style:rel-column-width="11004*"/>
    </style:style>
    <style:style style:name="Tableau25.B" style:family="table-column">
      <style:table-column-properties style:column-width="14.146cm" style:rel-column-width="54530*"/>
    </style:style>
    <style:style style:name="Tableau25.A1" style:family="table-cell">
      <style:table-cell-properties style:vertical-align="middle" fo:padding="0.053cm" fo:border="none"/>
    </style:style>
    <style:style style:name="Tableau26" style:family="table">
      <style:table-properties style:width="17cm" style:rel-width="100%" table:align="left"/>
    </style:style>
    <style:style style:name="Tableau26.A" style:family="table-column">
      <style:table-column-properties style:column-width="2.856cm" style:rel-column-width="11009*"/>
    </style:style>
    <style:style style:name="Tableau26.B" style:family="table-column">
      <style:table-column-properties style:column-width="14.145cm" style:rel-column-width="54525*"/>
    </style:style>
    <style:style style:name="Tableau26.A1" style:family="table-cell">
      <style:table-cell-properties style:vertical-align="middle" fo:padding="0.053cm" fo:border="none"/>
    </style:style>
    <style:style style:name="P1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top"/>- Qucs -<text:line-break/>Quite Universal Circuit Simulator</text:h>
      <text:h text:style-name="P1" text:outline-level="1">Short Description of Mathematical Functions</text:h>
      <text:p text:style-name="Text_20_body"><text:line-break/>The following operations and functions can be applied in Qucs equations. For detailed description please refer to the "Measurement Expressions Reference Manual". Parameters in brackets "[]" are optional. </text:p>
      <text:h text:style-name="Heading_20_2" text:outline-level="2">Operators</text:h>
      <text:h text:style-name="Heading_20_3" text:outline-level="3">Arithmetic Operator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text:span text:style-name="Teletype">+x</text:span> </text:p>
          </table:table-cell>
          <table:table-cell table:style-name="Tableau1.A1" office:value-type="string">
            <text:p text:style-name="Table_20_Contents">Unary plus </text:p>
          </table:table-cell>
        </table:table-row>
        <table:table-row>
          <table:table-cell table:style-name="Tableau1.A1" office:value-type="string">
            <text:p text:style-name="Table_20_Contents"><text:span text:style-name="Teletype">-x</text:span> </text:p>
          </table:table-cell>
          <table:table-cell table:style-name="Tableau1.A1" office:value-type="string">
            <text:p text:style-name="Table_20_Contents">Unary minus </text:p>
          </table:table-cell>
        </table:table-row>
        <table:table-row>
          <table:table-cell table:style-name="Tableau1.A1" office:value-type="string">
            <text:p text:style-name="Table_20_Contents"><text:span text:style-name="Teletype">x+y</text:span> </text:p>
          </table:table-cell>
          <table:table-cell table:style-name="Tableau1.A1" office:value-type="string">
            <text:p text:style-name="Table_20_Contents">Addition </text:p>
          </table:table-cell>
        </table:table-row>
        <table:table-row>
          <table:table-cell table:style-name="Tableau1.A1" office:value-type="string">
            <text:p text:style-name="Table_20_Contents"><text:span text:style-name="Teletype">x-y</text:span> </text:p>
          </table:table-cell>
          <table:table-cell table:style-name="Tableau1.A1" office:value-type="string">
            <text:p text:style-name="Table_20_Contents">Subtraction </text:p>
          </table:table-cell>
        </table:table-row>
        <table:table-row>
          <table:table-cell table:style-name="Tableau1.A1" office:value-type="string">
            <text:p text:style-name="Table_20_Contents"><text:span text:style-name="Teletype">x*y</text:span> </text:p>
          </table:table-cell>
          <table:table-cell table:style-name="Tableau1.A1" office:value-type="string">
            <text:p text:style-name="Table_20_Contents">Multiplication </text:p>
          </table:table-cell>
        </table:table-row>
        <table:table-row>
          <table:table-cell table:style-name="Tableau1.A1" office:value-type="string">
            <text:p text:style-name="Table_20_Contents"><text:span text:style-name="Teletype">x/y</text:span> </text:p>
          </table:table-cell>
          <table:table-cell table:style-name="Tableau1.A1" office:value-type="string">
            <text:p text:style-name="Table_20_Contents">Division </text:p>
          </table:table-cell>
        </table:table-row>
        <table:table-row>
          <table:table-cell table:style-name="Tableau1.A1" office:value-type="string">
            <text:p text:style-name="Table_20_Contents"><text:span text:style-name="Teletype">x%y</text:span> </text:p>
          </table:table-cell>
          <table:table-cell table:style-name="Tableau1.A1" office:value-type="string">
            <text:p text:style-name="Table_20_Contents">Modulo (remainder of division) </text:p>
          </table:table-cell>
        </table:table-row>
        <table:table-row>
          <table:table-cell table:style-name="Tableau1.A1" office:value-type="string">
            <text:p text:style-name="Table_20_Contents"><text:span text:style-name="Teletype">x^y</text:span> </text:p>
          </table:table-cell>
          <table:table-cell table:style-name="Tableau1.A1" office:value-type="string">
            <text:p text:style-name="Table_20_Contents">Power </text:p>
          </table:table-cell>
        </table:table-row>
      </table:table>
      <text:h text:style-name="Heading_20_3" text:outline-level="3">Logical Operators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text:span text:style-name="Teletype">!x</text:span> </text:p>
          </table:table-cell>
          <table:table-cell table:style-name="Tableau2.A1" office:value-type="string">
            <text:p text:style-name="Table_20_Contents">Negation </text:p>
          </table:table-cell>
        </table:table-row>
        <table:table-row>
          <table:table-cell table:style-name="Tableau2.A1" office:value-type="string">
            <text:p text:style-name="Table_20_Contents"><text:span text:style-name="Teletype">x&amp;&amp;y</text:span> </text:p>
          </table:table-cell>
          <table:table-cell table:style-name="Tableau2.A1" office:value-type="string">
            <text:p text:style-name="Table_20_Contents">And </text:p>
          </table:table-cell>
        </table:table-row>
        <table:table-row>
          <table:table-cell table:style-name="Tableau2.A1" office:value-type="string">
            <text:p text:style-name="Table_20_Contents"><text:span text:style-name="Teletype">x||y</text:span> </text:p>
          </table:table-cell>
          <table:table-cell table:style-name="Tableau2.A1" office:value-type="string">
            <text:p text:style-name="Table_20_Contents">Or </text:p>
          </table:table-cell>
        </table:table-row>
        <table:table-row>
          <table:table-cell table:style-name="Tableau2.A1" office:value-type="string">
            <text:p text:style-name="Table_20_Contents"><text:span text:style-name="Teletype">x^^y</text:span> </text:p>
          </table:table-cell>
          <table:table-cell table:style-name="Tableau2.A1" office:value-type="string">
            <text:p text:style-name="Table_20_Contents">Exclusive or </text:p>
          </table:table-cell>
        </table:table-row>
        <table:table-row>
          <table:table-cell table:style-name="Tableau2.A1" office:value-type="string">
            <text:p text:style-name="Table_20_Contents"><text:span text:style-name="Teletype">x?y:z</text:span> </text:p>
          </table:table-cell>
          <table:table-cell table:style-name="Tableau2.A1" office:value-type="string">
            <text:p text:style-name="Table_20_Contents">Abbreviation for conditional expression "if <text:span text:style-name="Teletype">x</text:span> then <text:span text:style-name="Teletype">y</text:span> else <text:span text:style-name="Teletype">z</text:span>" </text:p>
          </table:table-cell>
        </table:table-row>
        <table:table-row>
          <table:table-cell table:style-name="Tableau2.A1" office:value-type="string">
            <text:p text:style-name="Table_20_Contents"><text:span text:style-name="Teletype">x==y</text:span> </text:p>
          </table:table-cell>
          <table:table-cell table:style-name="Tableau2.A1" office:value-type="string">
            <text:p text:style-name="Table_20_Contents">Equal </text:p>
          </table:table-cell>
        </table:table-row>
        <table:table-row>
          <table:table-cell table:style-name="Tableau2.A1" office:value-type="string">
            <text:p text:style-name="Table_20_Contents"><text:span text:style-name="Teletype">x!=y</text:span> </text:p>
          </table:table-cell>
          <table:table-cell table:style-name="Tableau2.A1" office:value-type="string">
            <text:p text:style-name="Table_20_Contents">Not equal </text:p>
          </table:table-cell>
        </table:table-row>
        <table:table-row>
          <table:table-cell table:style-name="Tableau2.A1" office:value-type="string">
            <text:p text:style-name="Table_20_Contents"><text:span text:style-name="Teletype">x&lt;y</text:span> </text:p>
          </table:table-cell>
          <table:table-cell table:style-name="Tableau2.A1" office:value-type="string">
            <text:p text:style-name="Table_20_Contents">Less than </text:p>
          </table:table-cell>
        </table:table-row>
        <table:table-row>
          <table:table-cell table:style-name="Tableau2.A1" office:value-type="string">
            <text:p text:style-name="Table_20_Contents"><text:span text:style-name="Teletype">x&lt;=y</text:span> </text:p>
          </table:table-cell>
          <table:table-cell table:style-name="Tableau2.A1" office:value-type="string">
            <text:p text:style-name="Table_20_Contents">Less than or equal </text:p>
          </table:table-cell>
        </table:table-row>
        <table:table-row>
          <table:table-cell table:style-name="Tableau2.A1" office:value-type="string">
            <text:p text:style-name="Table_20_Contents"><text:span text:style-name="Teletype">x&gt;y</text:span> </text:p>
          </table:table-cell>
          <table:table-cell table:style-name="Tableau2.A1" office:value-type="string">
            <text:p text:style-name="Table_20_Contents">Larger than </text:p>
          </table:table-cell>
        </table:table-row>
        <table:table-row>
          <table:table-cell table:style-name="Tableau2.A1" office:value-type="string">
            <text:p text:style-name="Table_20_Contents"><text:span text:style-name="Teletype">x&gt;=y</text:span> </text:p>
          </table:table-cell>
          <table:table-cell table:style-name="Tableau2.A1" office:value-type="string">
            <text:p text:style-name="Table_20_Contents">Larger than or equal </text:p>
          </table:table-cell>
        </table:table-row>
      </table:table>
      <text:h text:style-name="Heading_20_2" text:outline-level="2">Alphabetical List of Functions</text:h>
      <text:p text:style-name="Text_20_body"><text:a xlink:type="simple" xlink:href="http://web.mit.edu/qucs_v0.0.19/docs/en/mathfunc.html#abs" text:style-name="Internet_20_link" text:visited-style-name="Visited_20_Internet_20_Link">abs</text:a><text:span text:style-name="Teletype"> </text:span><text:a xlink:type="simple" xlink:href="http://web.mit.edu/qucs_v0.0.19/docs/en/mathfunc.html#adjoint" text:style-name="Internet_20_link" text:visited-style-name="Visited_20_Internet_20_Link">adjoint</text:a><text:span text:style-name="Teletype"> </text:span><text:a xlink:type="simple" xlink:href="http://web.mit.edu/qucs_v0.0.19/docs/en/mathfunc.html#angle" text:style-name="Internet_20_link" text:visited-style-name="Visited_20_Internet_20_Link">angle</text:a><text:span text:style-name="Teletype"> </text:span><text:a xlink:type="simple" xlink:href="http://web.mit.edu/qucs_v0.0.19/docs/en/mathfunc.html#arccos" text:style-name="Internet_20_link" text:visited-style-name="Visited_20_Internet_20_Link">arccos</text:a><text:span text:style-name="Teletype"> </text:span><text:a xlink:type="simple" xlink:href="http://web.mit.edu/qucs_v0.0.19/docs/en/mathfunc.html#arccosec" text:style-name="Internet_20_link" text:visited-style-name="Visited_20_Internet_20_Link">arccosec</text:a><text:span text:style-name="Teletype"> </text:span><text:a xlink:type="simple" xlink:href="http://web.mit.edu/qucs_v0.0.19/docs/en/mathfunc.html#arccot" text:style-name="Internet_20_link" text:visited-style-name="Visited_20_Internet_20_Link">arccot</text:a><text:span text:style-name="Teletype"> </text:span><text:a xlink:type="simple" xlink:href="http://web.mit.edu/qucs_v0.0.19/docs/en/mathfunc.html#arcosech" text:style-name="Internet_20_link" text:visited-style-name="Visited_20_Internet_20_Link">arcosech</text:a><text:span text:style-name="Teletype"> </text:span><text:a xlink:type="simple" xlink:href="http://web.mit.edu/qucs_v0.0.19/docs/en/mathfunc.html#arcosh" text:style-name="Internet_20_link" text:visited-style-name="Visited_20_Internet_20_Link">arcosh</text:a><text:span text:style-name="Teletype"> </text:span><text:a xlink:type="simple" xlink:href="http://web.mit.edu/qucs_v0.0.19/docs/en/mathfunc.html#arcoth" text:style-name="Internet_20_link" text:visited-style-name="Visited_20_Internet_20_Link">arcoth</text:a><text:span text:style-name="Teletype"> </text:span><text:a xlink:type="simple" xlink:href="http://web.mit.edu/qucs_v0.0.19/docs/en/mathfunc.html#arcsec" text:style-name="Internet_20_link" text:visited-style-name="Visited_20_Internet_20_Link">arcsec</text:a><text:span text:style-name="Teletype"> </text:span><text:a xlink:type="simple" xlink:href="http://web.mit.edu/qucs_v0.0.19/docs/en/mathfunc.html#arcsin" text:style-name="Internet_20_link" text:visited-style-name="Visited_20_Internet_20_Link">arcsin</text:a><text:span text:style-name="Teletype"> </text:span><text:a xlink:type="simple" xlink:href="http://web.mit.edu/qucs_v0.0.19/docs/en/mathfunc.html#arctan" text:style-name="Internet_20_link" text:visited-style-name="Visited_20_Internet_20_Link">arctan</text:a><text:span text:style-name="Teletype"> </text:span><text:a xlink:type="simple" xlink:href="http://web.mit.edu/qucs_v0.0.19/docs/en/mathfunc.html#arg" text:style-name="Internet_20_link" text:visited-style-name="Visited_20_Internet_20_Link">arg</text:a><text:span text:style-name="Teletype"> </text:span><text:a xlink:type="simple" xlink:href="http://web.mit.edu/qucs_v0.0.19/docs/en/mathfunc.html#arsech" text:style-name="Internet_20_link" text:visited-style-name="Visited_20_Internet_20_Link">arsech</text:a><text:span text:style-name="Teletype"> </text:span><text:a xlink:type="simple" xlink:href="http://web.mit.edu/qucs_v0.0.19/docs/en/mathfunc.html#arsinh" text:style-name="Internet_20_link" text:visited-style-name="Visited_20_Internet_20_Link">arsinh</text:a><text:span text:style-name="Teletype"> </text:span><text:a xlink:type="simple" xlink:href="http://web.mit.edu/qucs_v0.0.19/docs/en/mathfunc.html#artanh" text:style-name="Internet_20_link" text:visited-style-name="Visited_20_Internet_20_Link">artanh</text:a><text:span text:style-name="Teletype"> </text:span><text:a xlink:type="simple" xlink:href="http://web.mit.edu/qucs_v0.0.19/docs/en/mathfunc.html#avg" text:style-name="Internet_20_link" text:visited-style-name="Visited_20_Internet_20_Link">avg</text:a><text:span text:style-name="Teletype"> </text:span><text:a xlink:type="simple" xlink:href="http://web.mit.edu/qucs_v0.0.19/docs/en/mathfunc.html#besseli0" text:style-name="Internet_20_link" text:visited-style-name="Visited_20_Internet_20_Link">besseli0</text:a><text:span text:style-name="Teletype"> </text:span><text:a xlink:type="simple" xlink:href="http://web.mit.edu/qucs_v0.0.19/docs/en/mathfunc.html#besselj" text:style-name="Internet_20_link" text:visited-style-name="Visited_20_Internet_20_Link">besselj</text:a><text:span text:style-name="Teletype"> </text:span><text:a xlink:type="simple" xlink:href="http://web.mit.edu/qucs_v0.0.19/docs/en/mathfunc.html#bessely" text:style-name="Internet_20_link" text:visited-style-name="Visited_20_Internet_20_Link">bessely</text:a><text:span text:style-name="Teletype"> </text:span><text:a xlink:type="simple" xlink:href="http://web.mit.edu/qucs_v0.0.19/docs/en/mathfunc.html#ceil" text:style-name="Internet_20_link" text:visited-style-name="Visited_20_Internet_20_Link">ceil</text:a><text:span text:style-name="Teletype"> </text:span><text:a xlink:type="simple" xlink:href="http://web.mit.edu/qucs_v0.0.19/docs/en/mathfunc.html#conj" text:style-name="Internet_20_link" text:visited-style-name="Visited_20_Internet_20_Link">conj</text:a><text:span text:style-name="Teletype"> </text:span><text:a xlink:type="simple" xlink:href="http://web.mit.edu/qucs_v0.0.19/docs/en/mathfunc.html#cos" text:style-name="Internet_20_link" text:visited-style-name="Visited_20_Internet_20_Link">cos</text:a><text:span text:style-name="Teletype"> </text:span><text:a xlink:type="simple" xlink:href="http://web.mit.edu/qucs_v0.0.19/docs/en/mathfunc.html#cosec" text:style-name="Internet_20_link" text:visited-style-name="Visited_20_Internet_20_Link">cosec</text:a><text:span text:style-name="Teletype"> </text:span><text:a xlink:type="simple" xlink:href="http://web.mit.edu/qucs_v0.0.19/docs/en/mathfunc.html#cosech" text:style-name="Internet_20_link" text:visited-style-name="Visited_20_Internet_20_Link">cosech</text:a><text:span text:style-name="Teletype"> </text:span><text:a xlink:type="simple" xlink:href="http://web.mit.edu/qucs_v0.0.19/docs/en/mathfunc.html#cosh" text:style-name="Internet_20_link" text:visited-style-name="Visited_20_Internet_20_Link">cosh</text:a><text:span text:style-name="Teletype"> </text:span><text:a xlink:type="simple" xlink:href="http://web.mit.edu/qucs_v0.0.19/docs/en/mathfunc.html#cot" text:style-name="Internet_20_link" text:visited-style-name="Visited_20_Internet_20_Link">cot</text:a><text:span text:style-name="Teletype"> </text:span><text:a xlink:type="simple" xlink:href="http://web.mit.edu/qucs_v0.0.19/docs/en/mathfunc.html#coth" text:style-name="Internet_20_link" text:visited-style-name="Visited_20_Internet_20_Link">coth</text:a><text:span text:style-name="Teletype"> </text:span><text:a xlink:type="simple" xlink:href="http://web.mit.edu/qucs_v0.0.19/docs/en/mathfunc.html#cumavg" text:style-name="Internet_20_link" text:visited-style-name="Visited_20_Internet_20_Link">cumavg</text:a><text:span text:style-name="Teletype"> </text:span><text:a xlink:type="simple" xlink:href="http://web.mit.edu/qucs_v0.0.19/docs/en/mathfunc.html#cumprod" text:style-name="Internet_20_link" text:visited-style-name="Visited_20_Internet_20_Link">cumprod</text:a><text:span text:style-name="Teletype"> </text:span><text:a xlink:type="simple" xlink:href="http://web.mit.edu/qucs_v0.0.19/docs/en/mathfunc.html#cumsum" text:style-name="Internet_20_link" text:visited-style-name="Visited_20_Internet_20_Link">cumsum</text:a><text:span text:style-name="Teletype"> </text:span><text:a xlink:type="simple" xlink:href="http://web.mit.edu/qucs_v0.0.19/docs/en/mathfunc.html#dB" text:style-name="Internet_20_link" text:visited-style-name="Visited_20_Internet_20_Link">dB</text:a><text:span text:style-name="Teletype"> </text:span><text:a xlink:type="simple" xlink:href="http://web.mit.edu/qucs_v0.0.19/docs/en/mathfunc.html#dbm" text:style-name="Internet_20_link" text:visited-style-name="Visited_20_Internet_20_Link">dbm</text:a><text:span text:style-name="Teletype"> </text:span><text:a xlink:type="simple" xlink:href="http://web.mit.edu/qucs_v0.0.19/docs/en/mathfunc.html#dbm2w" text:style-name="Internet_20_link" text:visited-style-name="Visited_20_Internet_20_Link">dbm2w</text:a><text:span text:style-name="Teletype"> </text:span><text:a xlink:type="simple" xlink:href="http://web.mit.edu/qucs_v0.0.19/docs/en/mathfunc.html#ddx" text:style-name="Internet_20_link" text:visited-style-name="Visited_20_Internet_20_Link">ddx</text:a><text:span text:style-name="Teletype"> </text:span><text:a xlink:type="simple" xlink:href="http://web.mit.edu/qucs_v0.0.19/docs/en/mathfunc.html#deg2rad" text:style-name="Internet_20_link" text:visited-style-name="Visited_20_Internet_20_Link">deg2rad</text:a><text:span text:style-name="Teletype"> </text:span><text:a xlink:type="simple" xlink:href="http://web.mit.edu/qucs_v0.0.19/docs/en/mathfunc.html#det" text:style-name="Internet_20_link" text:visited-style-name="Visited_20_Internet_20_Link">det</text:a><text:span text:style-name="Teletype"> </text:span><text:a xlink:type="simple" xlink:href="http://web.mit.edu/qucs_v0.0.19/docs/en/mathfunc.html#dft" text:style-name="Internet_20_link" text:visited-style-name="Visited_20_Internet_20_Link">dft</text:a><text:span text:style-name="Teletype"> </text:span><text:a xlink:type="simple" xlink:href="http://web.mit.edu/qucs_v0.0.19/docs/en/mathfunc.html#diff" text:style-name="Internet_20_link" text:visited-style-name="Visited_20_Internet_20_Link">diff</text:a><text:span text:style-name="Teletype"> </text:span><text:a xlink:type="simple" xlink:href="http://web.mit.edu/qucs_v0.0.19/docs/en/mathfunc.html#erf" text:style-name="Internet_20_link" text:visited-style-name="Visited_20_Internet_20_Link">erf</text:a><text:span text:style-name="Teletype"> </text:span><text:a xlink:type="simple" xlink:href="http://web.mit.edu/qucs_v0.0.19/docs/en/mathfunc.html#erfc" text:style-name="Internet_20_link" text:visited-style-name="Visited_20_Internet_20_Link">erfc</text:a><text:span text:style-name="Teletype"> </text:span><text:a xlink:type="simple" xlink:href="http://web.mit.edu/qucs_v0.0.19/docs/en/mathfunc.html#erfcinv" text:style-name="Internet_20_link" text:visited-style-name="Visited_20_Internet_20_Link">erfcinv</text:a><text:span text:style-name="Teletype"> </text:span><text:a xlink:type="simple" xlink:href="http://web.mit.edu/qucs_v0.0.19/docs/en/mathfunc.html#erfinv" text:style-name="Internet_20_link" text:visited-style-name="Visited_20_Internet_20_Link">erfinv</text:a><text:span text:style-name="Teletype"> </text:span><text:a xlink:type="simple" xlink:href="http://web.mit.edu/qucs_v0.0.19/docs/en/mathfunc.html#exp" text:style-name="Internet_20_link" text:visited-style-name="Visited_20_Internet_20_Link">exp</text:a><text:span text:style-name="Teletype"> </text:span><text:a xlink:type="simple" xlink:href="http://web.mit.edu/qucs_v0.0.19/docs/en/mathfunc.html#eye" text:style-name="Internet_20_link" text:visited-style-name="Visited_20_Internet_20_Link">eye</text:a><text:span text:style-name="Teletype"> </text:span><text:a xlink:type="simple" xlink:href="http://web.mit.edu/qucs_v0.0.19/docs/en/mathfunc.html#fft" text:style-name="Internet_20_link" text:visited-style-name="Visited_20_Internet_20_Link">fft</text:a><text:span text:style-name="Teletype"> </text:span><text:a xlink:type="simple" xlink:href="http://web.mit.edu/qucs_v0.0.19/docs/en/mathfunc.html#fftshift" text:style-name="Internet_20_link" text:visited-style-name="Visited_20_Internet_20_Link">fftshift</text:a><text:span text:style-name="Teletype"> </text:span><text:a xlink:type="simple" xlink:href="http://web.mit.edu/qucs_v0.0.19/docs/en/mathfunc.html#fix" text:style-name="Internet_20_link" text:visited-style-name="Visited_20_Internet_20_Link">fix</text:a><text:span text:style-name="Teletype"> </text:span><text:a xlink:type="simple" xlink:href="http://web.mit.edu/qucs_v0.0.19/docs/en/mathfunc.html#floor" text:style-name="Internet_20_link" text:visited-style-name="Visited_20_Internet_20_Link">floor</text:a><text:span text:style-name="Teletype"> </text:span><text:a xlink:type="simple" xlink:href="http://web.mit.edu/qucs_v0.0.19/docs/en/mathfunc.html#Freq2Time" text:style-name="Internet_20_link" text:visited-style-name="Visited_20_Internet_20_Link">Freq2Time</text:a><text:span text:style-name="Teletype"> </text:span><text:a xlink:type="simple" xlink:href="http://web.mit.edu/qucs_v0.0.19/docs/en/mathfunc.html#GaCircle" text:style-name="Internet_20_link" text:visited-style-name="Visited_20_Internet_20_Link">GaCircle</text:a><text:span text:style-name="Teletype"> </text:span><text:a xlink:type="simple" xlink:href="http://web.mit.edu/qucs_v0.0.19/docs/en/mathfunc.html#GpCircle" text:style-name="Internet_20_link" text:visited-style-name="Visited_20_Internet_20_Link">GpCircle</text:a><text:span text:style-name="Teletype"> </text:span><text:a xlink:type="simple" xlink:href="http://web.mit.edu/qucs_v0.0.19/docs/en/mathfunc.html#hypot" text:style-name="Internet_20_link" text:visited-style-name="Visited_20_Internet_20_Link">hypot</text:a><text:span text:style-name="Teletype"> </text:span><text:a xlink:type="simple" xlink:href="http://web.mit.edu/qucs_v0.0.19/docs/en/mathfunc.html#idft" text:style-name="Internet_20_link" text:visited-style-name="Visited_20_Internet_20_Link">idft</text:a><text:span text:style-name="Teletype"> </text:span><text:a xlink:type="simple" xlink:href="http://web.mit.edu/qucs_v0.0.19/docs/en/mathfunc.html#ifft" text:style-name="Internet_20_link" text:visited-style-name="Visited_20_Internet_20_Link">ifft</text:a><text:span text:style-name="Teletype"> </text:span><text:a xlink:type="simple" xlink:href="http://web.mit.edu/qucs_v0.0.19/docs/en/mathfunc.html#imag" text:style-name="Internet_20_link" text:visited-style-name="Visited_20_Internet_20_Link">imag</text:a><text:span text:style-name="Teletype"> </text:span><text:a xlink:type="simple" xlink:href="http://web.mit.edu/qucs_v0.0.19/docs/en/mathfunc.html#integrate" text:style-name="Internet_20_link" text:visited-style-name="Visited_20_Internet_20_Link">integrate</text:a><text:span text:style-name="Teletype"> </text:span><text:a xlink:type="simple" xlink:href="http://web.mit.edu/qucs_v0.0.19/docs/en/mathfunc.html#interpolate" text:style-name="Internet_20_link" text:visited-style-name="Visited_20_Internet_20_Link">interpolate</text:a><text:span text:style-name="Teletype"> </text:span><text:a xlink:type="simple" xlink:href="http://web.mit.edu/qucs_v0.0.19/docs/en/mathfunc.html#inverse" text:style-name="Internet_20_link" text:visited-style-name="Visited_20_Internet_20_Link">inverse</text:a><text:span text:style-name="Teletype"> </text:span><text:a xlink:type="simple" xlink:href="http://web.mit.edu/qucs_v0.0.19/docs/en/mathfunc.html#kbd" text:style-name="Internet_20_link" text:visited-style-name="Visited_20_Internet_20_Link">kbd</text:a><text:span text:style-name="Teletype"> </text:span><text:a xlink:type="simple" xlink:href="http://web.mit.edu/qucs_v0.0.19/docs/en/mathfunc.html#length" text:style-name="Internet_20_link" text:visited-style-name="Visited_20_Internet_20_Link">length</text:a><text:span text:style-name="Teletype"> </text:span><text:a xlink:type="simple" xlink:href="http://web.mit.edu/qucs_v0.0.19/docs/en/mathfunc.html#limexp" text:style-name="Internet_20_link" text:visited-style-name="Visited_20_Internet_20_Link">limexp</text:a><text:span text:style-name="Teletype"> </text:span><text:a xlink:type="simple" xlink:href="http://web.mit.edu/qucs_v0.0.19/docs/en/mathfunc.html#linspace" text:style-name="Internet_20_link" text:visited-style-name="Visited_20_Internet_20_Link">linspace</text:a><text:span text:style-name="Teletype"> </text:span><text:a xlink:type="simple" xlink:href="http://web.mit.edu/qucs_v0.0.19/docs/en/mathfunc.html#ln" text:style-name="Internet_20_link" text:visited-style-name="Visited_20_Internet_20_Link">ln</text:a><text:span text:style-name="Teletype"> </text:span><text:a xlink:type="simple" xlink:href="http://web.mit.edu/qucs_v0.0.19/docs/en/mathfunc.html#log10" text:style-name="Internet_20_link" text:visited-style-name="Visited_20_Internet_20_Link">log10</text:a><text:span text:style-name="Teletype"> </text:span><text:a xlink:type="simple" xlink:href="http://web.mit.edu/qucs_v0.0.19/docs/en/mathfunc.html#log2" text:style-name="Internet_20_link" text:visited-style-name="Visited_20_Internet_20_Link">log2</text:a><text:span text:style-name="Teletype"> </text:span><text:a xlink:type="simple" xlink:href="http://web.mit.edu/qucs_v0.0.19/docs/en/mathfunc.html#logspace" text:style-name="Internet_20_link" text:visited-style-name="Visited_20_Internet_20_Link">logspace</text:a><text:span text:style-name="Teletype"> </text:span><text:a xlink:type="simple" xlink:href="http://web.mit.edu/qucs_v0.0.19/docs/en/mathfunc.html#mag" text:style-name="Internet_20_link" text:visited-style-name="Visited_20_Internet_20_Link">mag</text:a><text:span text:style-name="Teletype"> </text:span><text:a xlink:type="simple" xlink:href="http://web.mit.edu/qucs_v0.0.19/docs/en/mathfunc.html#max" text:style-name="Internet_20_link" text:visited-style-name="Visited_20_Internet_20_Link">max</text:a><text:span text:style-name="Teletype"> </text:span><text:a xlink:type="simple" xlink:href="http://web.mit.edu/qucs_v0.0.19/docs/en/mathfunc.html#min" text:style-name="Internet_20_link" text:visited-style-name="Visited_20_Internet_20_Link">min</text:a><text:span text:style-name="Teletype"> </text:span><text:a xlink:type="simple" xlink:href="http://web.mit.edu/qucs_v0.0.19/docs/en/mathfunc.html#Mu" text:style-name="Internet_20_link" text:visited-style-name="Visited_20_Internet_20_Link">Mu</text:a><text:span text:style-name="Teletype"> </text:span><text:a xlink:type="simple" xlink:href="http://web.mit.edu/qucs_v0.0.19/docs/en/mathfunc.html#Mu2" text:style-name="Internet_20_link" text:visited-style-name="Visited_20_Internet_20_Link">Mu2</text:a><text:span text:style-name="Teletype"> </text:span><text:a xlink:type="simple" xlink:href="http://web.mit.edu/qucs_v0.0.19/docs/en/mathfunc.html#NoiseCircle" text:style-name="Internet_20_link" text:visited-style-name="Visited_20_Internet_20_Link">NoiseCircle</text:a><text:span text:style-name="Teletype"> </text:span><text:a xlink:type="simple" xlink:href="http://web.mit.edu/qucs_v0.0.19/docs/en/mathfunc.html#norm" text:style-name="Internet_20_link" text:visited-style-name="Visited_20_Internet_20_Link">norm</text:a><text:span text:style-name="Teletype"> </text:span><text:a xlink:type="simple" xlink:href="http://web.mit.edu/qucs_v0.0.19/docs/en/mathfunc.html#phase" text:style-name="Internet_20_link" text:visited-style-name="Visited_20_Internet_20_Link">phase</text:a><text:span text:style-name="Teletype"> </text:span><text:a xlink:type="simple" xlink:href="http://web.mit.edu/qucs_v0.0.19/docs/en/mathfunc.html#PlotVs" text:style-name="Internet_20_link" text:visited-style-name="Visited_20_Internet_20_Link">PlotVs</text:a><text:span text:style-name="Teletype"> </text:span><text:a xlink:type="simple" xlink:href="http://web.mit.edu/qucs_v0.0.19/docs/en/mathfunc.html#polar" text:style-name="Internet_20_link" text:visited-style-name="Visited_20_Internet_20_Link">polar</text:a><text:span text:style-name="Teletype"> </text:span><text:a xlink:type="simple" xlink:href="http://web.mit.edu/qucs_v0.0.19/docs/en/mathfunc.html#prod" text:style-name="Internet_20_link" text:visited-style-name="Visited_20_Internet_20_Link">prod</text:a><text:span text:style-name="Teletype"> </text:span><text:a xlink:type="simple" xlink:href="http://web.mit.edu/qucs_v0.0.19/docs/en/mathfunc.html#rad2deg" text:style-name="Internet_20_link" text:visited-style-name="Visited_20_Internet_20_Link">rad2deg</text:a><text:span text:style-name="Teletype"> </text:span><text:a xlink:type="simple" xlink:href="http://web.mit.edu/qucs_v0.0.19/docs/en/mathfunc.html#random" text:style-name="Internet_20_link" text:visited-style-name="Visited_20_Internet_20_Link">random</text:a><text:span text:style-name="Teletype"> </text:span><text:a xlink:type="simple" xlink:href="http://web.mit.edu/qucs_v0.0.19/docs/en/mathfunc.html#real" text:style-name="Internet_20_link" text:visited-style-name="Visited_20_Internet_20_Link">real</text:a><text:span text:style-name="Teletype"> </text:span><text:a xlink:type="simple" xlink:href="http://web.mit.edu/qucs_v0.0.19/docs/en/mathfunc.html#rms" text:style-name="Internet_20_link" text:visited-style-name="Visited_20_Internet_20_Link">rms</text:a><text:span text:style-name="Teletype"> </text:span><text:a xlink:type="simple" xlink:href="http://web.mit.edu/qucs_v0.0.19/docs/en/mathfunc.html#Rollet" text:style-name="Internet_20_link" text:visited-style-name="Visited_20_Internet_20_Link">Rollet</text:a><text:span text:style-name="Teletype"> </text:span><text:soft-page-break/><text:a xlink:type="simple" xlink:href="http://web.mit.edu/qucs_v0.0.19/docs/en/mathfunc.html#round" text:style-name="Internet_20_link" text:visited-style-name="Visited_20_Internet_20_Link">round</text:a><text:span text:style-name="Teletype"> </text:span><text:a xlink:type="simple" xlink:href="http://web.mit.edu/qucs_v0.0.19/docs/en/mathfunc.html#rtoswr" text:style-name="Internet_20_link" text:visited-style-name="Visited_20_Internet_20_Link">rtoswr</text:a><text:span text:style-name="Teletype"> </text:span><text:a xlink:type="simple" xlink:href="http://web.mit.edu/qucs_v0.0.19/docs/en/mathfunc.html#rtoy" text:style-name="Internet_20_link" text:visited-style-name="Visited_20_Internet_20_Link">rtoy</text:a><text:span text:style-name="Teletype"> </text:span><text:a xlink:type="simple" xlink:href="http://web.mit.edu/qucs_v0.0.19/docs/en/mathfunc.html#rtoz" text:style-name="Internet_20_link" text:visited-style-name="Visited_20_Internet_20_Link">rtoz</text:a><text:span text:style-name="Teletype"> </text:span><text:a xlink:type="simple" xlink:href="http://web.mit.edu/qucs_v0.0.19/docs/en/mathfunc.html#runavg" text:style-name="Internet_20_link" text:visited-style-name="Visited_20_Internet_20_Link">runavg</text:a><text:span text:style-name="Teletype"> </text:span><text:a xlink:type="simple" xlink:href="http://web.mit.edu/qucs_v0.0.19/docs/en/mathfunc.html#sec" text:style-name="Internet_20_link" text:visited-style-name="Visited_20_Internet_20_Link">sec</text:a><text:span text:style-name="Teletype"> </text:span><text:a xlink:type="simple" xlink:href="http://web.mit.edu/qucs_v0.0.19/docs/en/mathfunc.html#sech" text:style-name="Internet_20_link" text:visited-style-name="Visited_20_Internet_20_Link">sech</text:a><text:span text:style-name="Teletype"> </text:span><text:a xlink:type="simple" xlink:href="http://web.mit.edu/qucs_v0.0.19/docs/en/mathfunc.html#sign" text:style-name="Internet_20_link" text:visited-style-name="Visited_20_Internet_20_Link">sign</text:a><text:span text:style-name="Teletype"> </text:span><text:a xlink:type="simple" xlink:href="http://web.mit.edu/qucs_v0.0.19/docs/en/mathfunc.html#sin" text:style-name="Internet_20_link" text:visited-style-name="Visited_20_Internet_20_Link">sin</text:a><text:span text:style-name="Teletype"> </text:span><text:a xlink:type="simple" xlink:href="http://web.mit.edu/qucs_v0.0.19/docs/en/mathfunc.html#sinc" text:style-name="Internet_20_link" text:visited-style-name="Visited_20_Internet_20_Link">sinc</text:a><text:span text:style-name="Teletype"> </text:span><text:a xlink:type="simple" xlink:href="http://web.mit.edu/qucs_v0.0.19/docs/en/mathfunc.html#sinh" text:style-name="Internet_20_link" text:visited-style-name="Visited_20_Internet_20_Link">sinh</text:a><text:span text:style-name="Teletype"> </text:span><text:a xlink:type="simple" xlink:href="http://web.mit.edu/qucs_v0.0.19/docs/en/mathfunc.html#sqr" text:style-name="Internet_20_link" text:visited-style-name="Visited_20_Internet_20_Link">sqr</text:a><text:span text:style-name="Teletype"> </text:span><text:a xlink:type="simple" xlink:href="http://web.mit.edu/qucs_v0.0.19/docs/en/mathfunc.html#sqrt" text:style-name="Internet_20_link" text:visited-style-name="Visited_20_Internet_20_Link">sqrt</text:a><text:span text:style-name="Teletype"> </text:span><text:a xlink:type="simple" xlink:href="http://web.mit.edu/qucs_v0.0.19/docs/en/mathfunc.html#srandom" text:style-name="Internet_20_link" text:visited-style-name="Visited_20_Internet_20_Link">srandom</text:a><text:span text:style-name="Teletype"> </text:span><text:a xlink:type="simple" xlink:href="http://web.mit.edu/qucs_v0.0.19/docs/en/mathfunc.html#StabCircleL" text:style-name="Internet_20_link" text:visited-style-name="Visited_20_Internet_20_Link">StabCircleL</text:a><text:span text:style-name="Teletype"> </text:span><text:a xlink:type="simple" xlink:href="http://web.mit.edu/qucs_v0.0.19/docs/en/mathfunc.html#StabCircleS" text:style-name="Internet_20_link" text:visited-style-name="Visited_20_Internet_20_Link">StabCircleS</text:a><text:span text:style-name="Teletype"> </text:span><text:a xlink:type="simple" xlink:href="http://web.mit.edu/qucs_v0.0.19/docs/en/mathfunc.html#StabFactor" text:style-name="Internet_20_link" text:visited-style-name="Visited_20_Internet_20_Link">StabFactor</text:a><text:span text:style-name="Teletype"> </text:span><text:a xlink:type="simple" xlink:href="http://web.mit.edu/qucs_v0.0.19/docs/en/mathfunc.html#StabMeasure" text:style-name="Internet_20_link" text:visited-style-name="Visited_20_Internet_20_Link">StabMeasure</text:a><text:span text:style-name="Teletype"> </text:span><text:a xlink:type="simple" xlink:href="http://web.mit.edu/qucs_v0.0.19/docs/en/mathfunc.html#stddev" text:style-name="Internet_20_link" text:visited-style-name="Visited_20_Internet_20_Link">stddev</text:a><text:span text:style-name="Teletype"> </text:span><text:a xlink:type="simple" xlink:href="http://web.mit.edu/qucs_v0.0.19/docs/en/mathfunc.html#step" text:style-name="Internet_20_link" text:visited-style-name="Visited_20_Internet_20_Link">step</text:a><text:span text:style-name="Teletype"> </text:span><text:a xlink:type="simple" xlink:href="http://web.mit.edu/qucs_v0.0.19/docs/en/mathfunc.html#stos" text:style-name="Internet_20_link" text:visited-style-name="Visited_20_Internet_20_Link">stos</text:a><text:span text:style-name="Teletype"> </text:span><text:a xlink:type="simple" xlink:href="http://web.mit.edu/qucs_v0.0.19/docs/en/mathfunc.html#stoy" text:style-name="Internet_20_link" text:visited-style-name="Visited_20_Internet_20_Link">stoy</text:a><text:span text:style-name="Teletype"> </text:span><text:a xlink:type="simple" xlink:href="http://web.mit.edu/qucs_v0.0.19/docs/en/mathfunc.html#stoz" text:style-name="Internet_20_link" text:visited-style-name="Visited_20_Internet_20_Link">stoz</text:a><text:span text:style-name="Teletype"> </text:span><text:a xlink:type="simple" xlink:href="http://web.mit.edu/qucs_v0.0.19/docs/en/mathfunc.html#sum" text:style-name="Internet_20_link" text:visited-style-name="Visited_20_Internet_20_Link">sum</text:a><text:span text:style-name="Teletype"> </text:span><text:a xlink:type="simple" xlink:href="http://web.mit.edu/qucs_v0.0.19/docs/en/mathfunc.html#tan" text:style-name="Internet_20_link" text:visited-style-name="Visited_20_Internet_20_Link">tan</text:a><text:span text:style-name="Teletype"> </text:span><text:a xlink:type="simple" xlink:href="http://web.mit.edu/qucs_v0.0.19/docs/en/mathfunc.html#tanh" text:style-name="Internet_20_link" text:visited-style-name="Visited_20_Internet_20_Link">tanh</text:a><text:span text:style-name="Teletype"> </text:span><text:a xlink:type="simple" xlink:href="http://web.mit.edu/qucs_v0.0.19/docs/en/mathfunc.html#Time2Freq" text:style-name="Internet_20_link" text:visited-style-name="Visited_20_Internet_20_Link">Time2Freq</text:a><text:span text:style-name="Teletype"> </text:span><text:a xlink:type="simple" xlink:href="http://web.mit.edu/qucs_v0.0.19/docs/en/mathfunc.html#transpose" text:style-name="Internet_20_link" text:visited-style-name="Visited_20_Internet_20_Link">transpose</text:a><text:span text:style-name="Teletype"> </text:span><text:a xlink:type="simple" xlink:href="http://web.mit.edu/qucs_v0.0.19/docs/en/mathfunc.html#twoport" text:style-name="Internet_20_link" text:visited-style-name="Visited_20_Internet_20_Link">twoport</text:a><text:span text:style-name="Teletype"> </text:span><text:a xlink:type="simple" xlink:href="http://web.mit.edu/qucs_v0.0.19/docs/en/mathfunc.html#unwrap" text:style-name="Internet_20_link" text:visited-style-name="Visited_20_Internet_20_Link">unwrap</text:a><text:span text:style-name="Teletype"> </text:span><text:a xlink:type="simple" xlink:href="http://web.mit.edu/qucs_v0.0.19/docs/en/mathfunc.html#variance" text:style-name="Internet_20_link" text:visited-style-name="Visited_20_Internet_20_Link">variance</text:a><text:span text:style-name="Teletype"> </text:span><text:a xlink:type="simple" xlink:href="http://web.mit.edu/qucs_v0.0.19/docs/en/mathfunc.html#vt" text:style-name="Internet_20_link" text:visited-style-name="Visited_20_Internet_20_Link">vt</text:a><text:span text:style-name="Teletype"> </text:span><text:a xlink:type="simple" xlink:href="http://web.mit.edu/qucs_v0.0.19/docs/en/mathfunc.html#w2dbm" text:style-name="Internet_20_link" text:visited-style-name="Visited_20_Internet_20_Link">w2dbm</text:a><text:span text:style-name="Teletype"> </text:span><text:a xlink:type="simple" xlink:href="http://web.mit.edu/qucs_v0.0.19/docs/en/mathfunc.html#xvalue" text:style-name="Internet_20_link" text:visited-style-name="Visited_20_Internet_20_Link">xvalue</text:a><text:span text:style-name="Teletype"> </text:span><text:a xlink:type="simple" xlink:href="http://web.mit.edu/qucs_v0.0.19/docs/en/mathfunc.html#ytor" text:style-name="Internet_20_link" text:visited-style-name="Visited_20_Internet_20_Link">ytor</text:a><text:span text:style-name="Teletype"> </text:span><text:a xlink:type="simple" xlink:href="http://web.mit.edu/qucs_v0.0.19/docs/en/mathfunc.html#ytos" text:style-name="Internet_20_link" text:visited-style-name="Visited_20_Internet_20_Link">ytos</text:a><text:span text:style-name="Teletype"> </text:span><text:a xlink:type="simple" xlink:href="http://web.mit.edu/qucs_v0.0.19/docs/en/mathfunc.html#ytoz" text:style-name="Internet_20_link" text:visited-style-name="Visited_20_Internet_20_Link">ytoz</text:a><text:span text:style-name="Teletype"> </text:span><text:a xlink:type="simple" xlink:href="http://web.mit.edu/qucs_v0.0.19/docs/en/mathfunc.html#yvalue" text:style-name="Internet_20_link" text:visited-style-name="Visited_20_Internet_20_Link">yvalue</text:a><text:span text:style-name="Teletype"> </text:span><text:a xlink:type="simple" xlink:href="http://web.mit.edu/qucs_v0.0.19/docs/en/mathfunc.html#ztor" text:style-name="Internet_20_link" text:visited-style-name="Visited_20_Internet_20_Link">ztor</text:a><text:span text:style-name="Teletype"> </text:span><text:a xlink:type="simple" xlink:href="http://web.mit.edu/qucs_v0.0.19/docs/en/mathfunc.html#ztos" text:style-name="Internet_20_link" text:visited-style-name="Visited_20_Internet_20_Link">ztos</text:a><text:span text:style-name="Teletype"> </text:span><text:a xlink:type="simple" xlink:href="http://web.mit.edu/qucs_v0.0.19/docs/en/mathfunc.html#ztoy" text:style-name="Internet_20_link" text:visited-style-name="Visited_20_Internet_20_Link">ztoy</text:a><text:span text:style-name="Teletype"> </text:span></text:p>
      <text:h text:style-name="Heading_20_2" text:outline-level="2">Math Functions</text:h>
      <text:h text:style-name="Heading_20_3" text:outline-level="3">Vectors and Matrices: Crea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text:bookmark text:name="eye"/><text:span text:style-name="Teletype">eye(n)</text:span> </text:p>
          </table:table-cell>
          <table:table-cell table:style-name="Tableau3.A1" office:value-type="string">
            <text:p text:style-name="Table_20_Contents">Creates <text:span text:style-name="Teletype">n</text:span> x <text:span text:style-name="Teletype">n</text:span> identity matrix </text:p>
          </table:table-cell>
        </table:table-row>
        <table:table-row>
          <table:table-cell table:style-name="Tableau3.A1" office:value-type="string">
            <text:p text:style-name="Table_20_Contents"><text:bookmark text:name="length"/><text:span text:style-name="Teletype">length(y)</text:span> </text:p>
          </table:table-cell>
          <table:table-cell table:style-name="Tableau3.A1" office:value-type="string">
            <text:p text:style-name="Table_20_Contents">Returns the length of the given vector </text:p>
          </table:table-cell>
        </table:table-row>
        <table:table-row>
          <table:table-cell table:style-name="Tableau3.A1" office:value-type="string">
            <text:p text:style-name="Table_20_Contents"><text:bookmark text:name="linspace"/><text:span text:style-name="Teletype">linspace(from,to,n)</text:span> </text:p>
          </table:table-cell>
          <table:table-cell table:style-name="Tableau3.A1" office:value-type="string">
            <text:p text:style-name="Table_20_Contents">Creates a real vector with <text:span text:style-name="Teletype">n</text:span> linearly spaced components between <text:span text:style-name="Teletype">from</text:span> and <text:span text:style-name="Teletype">to</text:span>, both inclusively </text:p>
          </table:table-cell>
        </table:table-row>
        <table:table-row>
          <table:table-cell table:style-name="Tableau3.A1" office:value-type="string">
            <text:p text:style-name="Table_20_Contents"><text:bookmark text:name="logspace"/><text:span text:style-name="Teletype">logspace(from,to,n)</text:span> </text:p>
          </table:table-cell>
          <table:table-cell table:style-name="Tableau3.A1" office:value-type="string">
            <text:p text:style-name="Table_20_Contents">Creates a real vector with <text:span text:style-name="Teletype">n</text:span> logarithmically spaced components between <text:span text:style-name="Teletype">from</text:span> and <text:span text:style-name="Teletype">to</text:span>, both inclusively </text:p>
          </table:table-cell>
        </table:table-row>
      </table:table>
      <text:h text:style-name="Heading_20_3" text:outline-level="3">Vectors and Matrices: Basic Matrix Functions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<text:bookmark text:name="adjoint"/><text:span text:style-name="Teletype">adjoint(x)</text:span> </text:p>
          </table:table-cell>
          <table:table-cell table:style-name="Tableau4.A1" office:value-type="string">
            <text:p text:style-name="Table_20_Contents">Adjoint matrix of <text:span text:style-name="Teletype">x</text:span> (transposed and conjugate complex) </text:p>
          </table:table-cell>
        </table:table-row>
        <table:table-row>
          <table:table-cell table:style-name="Tableau4.A1" office:value-type="string">
            <text:p text:style-name="Table_20_Contents"><text:bookmark text:name="det"/><text:span text:style-name="Teletype">det(x)</text:span> </text:p>
          </table:table-cell>
          <table:table-cell table:style-name="Tableau4.A1" office:value-type="string">
            <text:p text:style-name="Table_20_Contents">Determinant of a matrix <text:span text:style-name="Teletype">x</text:span> </text:p>
          </table:table-cell>
        </table:table-row>
        <table:table-row>
          <table:table-cell table:style-name="Tableau4.A1" office:value-type="string">
            <text:p text:style-name="Table_20_Contents"><text:bookmark text:name="inverse"/><text:span text:style-name="Teletype">inverse(x)</text:span> </text:p>
          </table:table-cell>
          <table:table-cell table:style-name="Tableau4.A1" office:value-type="string">
            <text:p text:style-name="Table_20_Contents">Inverse matrix of <text:span text:style-name="Teletype">x</text:span> </text:p>
          </table:table-cell>
        </table:table-row>
        <table:table-row>
          <table:table-cell table:style-name="Tableau4.A1" office:value-type="string">
            <text:p text:style-name="Table_20_Contents"><text:bookmark text:name="transpose"/><text:span text:style-name="Teletype">transpose(x)</text:span> </text:p>
          </table:table-cell>
          <table:table-cell table:style-name="Tableau4.A1" office:value-type="string">
            <text:p text:style-name="Table_20_Contents">Transposed matrix of <text:span text:style-name="Teletype">x</text:span> (rows and columns exchanged) </text:p>
          </table:table-cell>
        </table:table-row>
      </table:table>
      <text:h text:style-name="Heading_20_3" text:outline-level="3">Elementary Mathematical Functions: Basic Real and Complex Functions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><text:bookmark text:name="abs"/><text:span text:style-name="Teletype">abs(x)</text:span> </text:p>
          </table:table-cell>
          <table:table-cell table:style-name="Tableau5.A1" office:value-type="string">
            <text:p text:style-name="Table_20_Contents">Absolute value, magnitude of complex number </text:p>
          </table:table-cell>
        </table:table-row>
        <table:table-row>
          <table:table-cell table:style-name="Tableau5.A1" office:value-type="string">
            <text:p text:style-name="Table_20_Contents"><text:bookmark text:name="angle"/><text:span text:style-name="Teletype">angle(x)</text:span> </text:p>
          </table:table-cell>
          <table:table-cell table:style-name="Tableau5.A1" office:value-type="string">
            <text:p text:style-name="Table_20_Contents">Phase angle in radians of a complex number. Synonym for <text:span text:style-name="Teletype">arg()</text:span> </text:p>
          </table:table-cell>
        </table:table-row>
        <table:table-row>
          <table:table-cell table:style-name="Tableau5.A1" office:value-type="string">
            <text:p text:style-name="Table_20_Contents"><text:bookmark text:name="arg"/><text:span text:style-name="Teletype">arg(x)</text:span> </text:p>
          </table:table-cell>
          <table:table-cell table:style-name="Tableau5.A1" office:value-type="string">
            <text:p text:style-name="Table_20_Contents">Phase angle in radians of a complex number </text:p>
          </table:table-cell>
        </table:table-row>
        <table:table-row>
          <table:table-cell table:style-name="Tableau5.A1" office:value-type="string">
            <text:p text:style-name="Table_20_Contents"><text:bookmark text:name="conj"/><text:span text:style-name="Teletype">conj(x)</text:span> </text:p>
          </table:table-cell>
          <table:table-cell table:style-name="Tableau5.A1" office:value-type="string">
            <text:p text:style-name="Table_20_Contents">Conjugate of a complex number </text:p>
          </table:table-cell>
        </table:table-row>
        <table:table-row>
          <table:table-cell table:style-name="Tableau5.A1" office:value-type="string">
            <text:p text:style-name="Table_20_Contents"><text:bookmark text:name="deg2rad"/><text:span text:style-name="Teletype">deg2rad(x)</text:span> </text:p>
          </table:table-cell>
          <table:table-cell table:style-name="Tableau5.A1" office:value-type="string">
            <text:p text:style-name="Table_20_Contents">Converts phase from degrees into radians </text:p>
          </table:table-cell>
        </table:table-row>
        <table:table-row>
          <table:table-cell table:style-name="Tableau5.A1" office:value-type="string">
            <text:p text:style-name="Table_20_Contents"><text:bookmark text:name="hypot"/><text:span text:style-name="Teletype">hypot(x,y)</text:span> </text:p>
          </table:table-cell>
          <table:table-cell table:style-name="Tableau5.A1" office:value-type="string">
            <text:p text:style-name="Table_20_Contents">Euclidean distance function </text:p>
          </table:table-cell>
        </table:table-row>
        <table:table-row>
          <table:table-cell table:style-name="Tableau5.A1" office:value-type="string">
            <text:p text:style-name="Table_20_Contents"><text:bookmark text:name="imag"/><text:span text:style-name="Teletype">imag(x)</text:span> </text:p>
          </table:table-cell>
          <table:table-cell table:style-name="Tableau5.A1" office:value-type="string">
            <text:p text:style-name="Table_20_Contents">Imaginary part of a complex number </text:p>
          </table:table-cell>
        </table:table-row>
        <table:table-row>
          <table:table-cell table:style-name="Tableau5.A1" office:value-type="string">
            <text:p text:style-name="Table_20_Contents"><text:bookmark text:name="mag"/><text:span text:style-name="Teletype">mag(x)</text:span> </text:p>
          </table:table-cell>
          <table:table-cell table:style-name="Tableau5.A1" office:value-type="string">
            <text:p text:style-name="Table_20_Contents">Magnitude of a complex number </text:p>
          </table:table-cell>
        </table:table-row>
        <table:table-row>
          <table:table-cell table:style-name="Tableau5.A1" office:value-type="string">
            <text:p text:style-name="Table_20_Contents"><text:bookmark text:name="norm"/><text:span text:style-name="Teletype">norm(x)</text:span> </text:p>
          </table:table-cell>
          <table:table-cell table:style-name="Tableau5.A1" office:value-type="string">
            <text:p text:style-name="Table_20_Contents">Square of the absolute value of a vector </text:p>
          </table:table-cell>
        </table:table-row>
        <table:table-row>
          <table:table-cell table:style-name="Tableau5.A1" office:value-type="string">
            <text:p text:style-name="Table_20_Contents"><text:bookmark text:name="phase"/><text:span text:style-name="Teletype">phase(x)</text:span> </text:p>
          </table:table-cell>
          <table:table-cell table:style-name="Tableau5.A1" office:value-type="string">
            <text:p text:style-name="Table_20_Contents">Phase angle in degrees of a complex number </text:p>
          </table:table-cell>
        </table:table-row>
        <table:table-row>
          <table:table-cell table:style-name="Tableau5.A1" office:value-type="string">
            <text:p text:style-name="Table_20_Contents"><text:bookmark text:name="polar"/><text:span text:style-name="Teletype">polar(m,p)</text:span> </text:p>
          </table:table-cell>
          <table:table-cell table:style-name="Tableau5.A1" office:value-type="string">
            <text:p text:style-name="Table_20_Contents">Transform from polar coordinates (magnitude <text:span text:style-name="Teletype">m</text:span>, phase <text:span text:style-name="Teletype">p</text:span>) into complex number </text:p>
          </table:table-cell>
        </table:table-row>
        <table:table-row>
          <table:table-cell table:style-name="Tableau5.A1" office:value-type="string">
            <text:p text:style-name="Table_20_Contents"><text:bookmark text:name="rad2deg"/><text:span text:style-name="Teletype">rad2deg(x)</text:span> </text:p>
          </table:table-cell>
          <table:table-cell table:style-name="Tableau5.A1" office:value-type="string">
            <text:p text:style-name="Table_20_Contents">Converts phase from radians into degrees </text:p>
          </table:table-cell>
        </table:table-row>
        <table:table-row>
          <table:table-cell table:style-name="Tableau5.A1" office:value-type="string">
            <text:p text:style-name="Table_20_Contents"><text:bookmark text:name="real"/><text:span text:style-name="Teletype">real(x)</text:span> </text:p>
          </table:table-cell>
          <table:table-cell table:style-name="Tableau5.A1" office:value-type="string">
            <text:p text:style-name="Table_20_Contents">Real part of a complex number </text:p>
          </table:table-cell>
        </table:table-row>
        <table:table-row>
          <table:table-cell table:style-name="Tableau5.A1" office:value-type="string">
            <text:p text:style-name="Table_20_Contents"><text:bookmark text:name="sign"/><text:span text:style-name="Teletype">sign(x)</text:span> </text:p>
          </table:table-cell>
          <table:table-cell table:style-name="Tableau5.A1" office:value-type="string">
            <text:p text:style-name="Table_20_Contents">Signum function </text:p>
          </table:table-cell>
        </table:table-row>
        <table:table-row>
          <table:table-cell table:style-name="Tableau5.A1" office:value-type="string">
            <text:p text:style-name="Table_20_Contents"><text:bookmark text:name="sqr"/><text:span text:style-name="Teletype">sqr(x)</text:span> </text:p>
          </table:table-cell>
          <table:table-cell table:style-name="Tableau5.A1" office:value-type="string">
            <text:p text:style-name="Table_20_Contents">Square (power of two) of a number </text:p>
          </table:table-cell>
        </table:table-row>
        <table:table-row>
          <table:table-cell table:style-name="Tableau5.A1" office:value-type="string">
            <text:p text:style-name="Table_20_Contents"><text:bookmark text:name="sqrt"/><text:span text:style-name="Teletype">sqrt(x)</text:span> </text:p>
          </table:table-cell>
          <table:table-cell table:style-name="Tableau5.A1" office:value-type="string">
            <text:p text:style-name="Table_20_Contents">Square root </text:p>
          </table:table-cell>
        </table:table-row>
        <table:table-row>
          <table:table-cell table:style-name="Tableau5.A1" office:value-type="string">
            <text:p text:style-name="Table_20_Contents"><text:bookmark text:name="unwrap"/><text:span text:style-name="Teletype">unwrap(p[,tol[,step]])</text:span> </text:p>
          </table:table-cell>
          <table:table-cell table:style-name="Tableau5.A1" office:value-type="string">
            <text:p text:style-name="Table_20_Contents">Unwraps the angle <text:span text:style-name="Teletype">p</text:span> (in radians -- default <text:span text:style-name="Teletype">step</text:span> is 2*pi) using the optional tolerance value <text:span text:style-name="Teletype">tol</text:span> (default is pi) </text:p>
          </table:table-cell>
        </table:table-row>
      </table:table>
      <text:h text:style-name="Heading_20_3" text:outline-level="3"><text:soft-page-break/>Elementary Mathematical Functions: Exponential and Logarithmic Functions</text:h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Table_20_Contents"><text:bookmark text:name="exp"/><text:span text:style-name="Teletype">exp(x)</text:span> </text:p>
          </table:table-cell>
          <table:table-cell table:style-name="Tableau6.A1" office:value-type="string">
            <text:p text:style-name="Table_20_Contents">Exponential function to basis e </text:p>
          </table:table-cell>
        </table:table-row>
        <table:table-row>
          <table:table-cell table:style-name="Tableau6.A1" office:value-type="string">
            <text:p text:style-name="Table_20_Contents"><text:bookmark text:name="limexp"/><text:span text:style-name="Teletype">limexp(x)</text:span> </text:p>
          </table:table-cell>
          <table:table-cell table:style-name="Tableau6.A1" office:value-type="string">
            <text:p text:style-name="Table_20_Contents">Limited exponential function </text:p>
          </table:table-cell>
        </table:table-row>
        <table:table-row>
          <table:table-cell table:style-name="Tableau6.A1" office:value-type="string">
            <text:p text:style-name="Table_20_Contents"><text:bookmark text:name="log10"/><text:span text:style-name="Teletype">log10(x)</text:span> </text:p>
          </table:table-cell>
          <table:table-cell table:style-name="Tableau6.A1" office:value-type="string">
            <text:p text:style-name="Table_20_Contents">Decimal logarithm </text:p>
          </table:table-cell>
        </table:table-row>
        <table:table-row>
          <table:table-cell table:style-name="Tableau6.A1" office:value-type="string">
            <text:p text:style-name="Table_20_Contents"><text:bookmark text:name="log2"/><text:span text:style-name="Teletype">log2(x)</text:span> </text:p>
          </table:table-cell>
          <table:table-cell table:style-name="Tableau6.A1" office:value-type="string">
            <text:p text:style-name="Table_20_Contents">Binary logarithm </text:p>
          </table:table-cell>
        </table:table-row>
        <table:table-row>
          <table:table-cell table:style-name="Tableau6.A1" office:value-type="string">
            <text:p text:style-name="Table_20_Contents"><text:bookmark text:name="ln"/><text:span text:style-name="Teletype">ln(x)</text:span> </text:p>
          </table:table-cell>
          <table:table-cell table:style-name="Tableau6.A1" office:value-type="string">
            <text:p text:style-name="Table_20_Contents">Natural logarithm (base e ) </text:p>
          </table:table-cell>
        </table:table-row>
      </table:table>
      <text:h text:style-name="Heading_20_3" text:outline-level="3">Elementary Mathematical Functions: Trigonometry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Table_20_Contents"><text:bookmark text:name="cos"/><text:span text:style-name="Teletype">cos(x)</text:span> </text:p>
          </table:table-cell>
          <table:table-cell table:style-name="Tableau7.A1" office:value-type="string">
            <text:p text:style-name="Table_20_Contents">Cosine function </text:p>
          </table:table-cell>
        </table:table-row>
        <table:table-row>
          <table:table-cell table:style-name="Tableau7.A1" office:value-type="string">
            <text:p text:style-name="Table_20_Contents"><text:bookmark text:name="cosec"/><text:span text:style-name="Teletype">cosec(x)</text:span> </text:p>
          </table:table-cell>
          <table:table-cell table:style-name="Tableau7.A1" office:value-type="string">
            <text:p text:style-name="Table_20_Contents">Cosecant </text:p>
          </table:table-cell>
        </table:table-row>
        <table:table-row>
          <table:table-cell table:style-name="Tableau7.A1" office:value-type="string">
            <text:p text:style-name="Table_20_Contents"><text:bookmark text:name="cot"/><text:span text:style-name="Teletype">cot(x)</text:span> </text:p>
          </table:table-cell>
          <table:table-cell table:style-name="Tableau7.A1" office:value-type="string">
            <text:p text:style-name="Table_20_Contents">Cotangent function </text:p>
          </table:table-cell>
        </table:table-row>
        <table:table-row>
          <table:table-cell table:style-name="Tableau7.A1" office:value-type="string">
            <text:p text:style-name="Table_20_Contents"><text:bookmark text:name="sec"/><text:span text:style-name="Teletype">sec(x)</text:span> </text:p>
          </table:table-cell>
          <table:table-cell table:style-name="Tableau7.A1" office:value-type="string">
            <text:p text:style-name="Table_20_Contents">Secant </text:p>
          </table:table-cell>
        </table:table-row>
        <table:table-row>
          <table:table-cell table:style-name="Tableau7.A1" office:value-type="string">
            <text:p text:style-name="Table_20_Contents"><text:bookmark text:name="sin"/><text:span text:style-name="Teletype">sin(x)</text:span> </text:p>
          </table:table-cell>
          <table:table-cell table:style-name="Tableau7.A1" office:value-type="string">
            <text:p text:style-name="Table_20_Contents">Sine function </text:p>
          </table:table-cell>
        </table:table-row>
        <table:table-row>
          <table:table-cell table:style-name="Tableau7.A1" office:value-type="string">
            <text:p text:style-name="Table_20_Contents"><text:bookmark text:name="tan"/><text:span text:style-name="Teletype">tan(x)</text:span> </text:p>
          </table:table-cell>
          <table:table-cell table:style-name="Tableau7.A1" office:value-type="string">
            <text:p text:style-name="Table_20_Contents">Tangent function </text:p>
          </table:table-cell>
        </table:table-row>
      </table:table>
      <text:h text:style-name="Heading_20_3" text:outline-level="3">Elementary Mathematical Functions: Inverse Trigonometric Functions</text:h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Table_20_Contents"><text:bookmark text:name="arccos"/><text:span text:style-name="Teletype">arccos(x)</text:span> </text:p>
          </table:table-cell>
          <table:table-cell table:style-name="Tableau8.A1" office:value-type="string">
            <text:p text:style-name="Table_20_Contents">Arc cosine (also known as "inverse cosine") </text:p>
          </table:table-cell>
        </table:table-row>
        <table:table-row>
          <table:table-cell table:style-name="Tableau8.A1" office:value-type="string">
            <text:p text:style-name="Table_20_Contents"><text:bookmark text:name="arccosec"/><text:span text:style-name="Teletype">arccosec(x)</text:span> </text:p>
          </table:table-cell>
          <table:table-cell table:style-name="Tableau8.A1" office:value-type="string">
            <text:p text:style-name="Table_20_Contents">Arc cosecant </text:p>
          </table:table-cell>
        </table:table-row>
        <table:table-row>
          <table:table-cell table:style-name="Tableau8.A1" office:value-type="string">
            <text:p text:style-name="Table_20_Contents"><text:bookmark text:name="arccot"/><text:span text:style-name="Teletype">arccot(x)</text:span> </text:p>
          </table:table-cell>
          <table:table-cell table:style-name="Tableau8.A1" office:value-type="string">
            <text:p text:style-name="Table_20_Contents">Arc cotangent </text:p>
          </table:table-cell>
        </table:table-row>
        <table:table-row>
          <table:table-cell table:style-name="Tableau8.A1" office:value-type="string">
            <text:p text:style-name="Table_20_Contents"><text:bookmark text:name="arcsec"/><text:span text:style-name="Teletype">arcsec(x)</text:span> </text:p>
          </table:table-cell>
          <table:table-cell table:style-name="Tableau8.A1" office:value-type="string">
            <text:p text:style-name="Table_20_Contents">Arc secant </text:p>
          </table:table-cell>
        </table:table-row>
        <table:table-row>
          <table:table-cell table:style-name="Tableau8.A1" office:value-type="string">
            <text:p text:style-name="Table_20_Contents"><text:bookmark text:name="arcsin"/><text:span text:style-name="Teletype">arcsin(x)</text:span> </text:p>
          </table:table-cell>
          <table:table-cell table:style-name="Tableau8.A1" office:value-type="string">
            <text:p text:style-name="Table_20_Contents">Arc sine (also known as "inverse sine") </text:p>
          </table:table-cell>
        </table:table-row>
        <table:table-row>
          <table:table-cell table:style-name="Tableau8.A1" office:value-type="string">
            <text:p text:style-name="Table_20_Contents"><text:bookmark text:name="arctan"/><text:span text:style-name="Teletype">arctan(x[,y])</text:span> </text:p>
          </table:table-cell>
          <table:table-cell table:style-name="Tableau8.A1" office:value-type="string">
            <text:p text:style-name="Table_20_Contents">Arc tangent (also known as "inverse tangent") </text:p>
          </table:table-cell>
        </table:table-row>
      </table:table>
      <text:h text:style-name="Heading_20_3" text:outline-level="3">Elementary Mathematical Functions: Hyperbolic Functions</text:h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Contents"><text:bookmark text:name="cosh"/><text:span text:style-name="Teletype">cosh(x)</text:span> </text:p>
          </table:table-cell>
          <table:table-cell table:style-name="Tableau9.A1" office:value-type="string">
            <text:p text:style-name="Table_20_Contents">Hyperbolic cosine </text:p>
          </table:table-cell>
        </table:table-row>
        <table:table-row>
          <table:table-cell table:style-name="Tableau9.A1" office:value-type="string">
            <text:p text:style-name="Table_20_Contents"><text:bookmark text:name="cosech"/><text:span text:style-name="Teletype">cosech(x)</text:span> </text:p>
          </table:table-cell>
          <table:table-cell table:style-name="Tableau9.A1" office:value-type="string">
            <text:p text:style-name="Table_20_Contents">Hyperbolic cosecant </text:p>
          </table:table-cell>
        </table:table-row>
        <table:table-row>
          <table:table-cell table:style-name="Tableau9.A1" office:value-type="string">
            <text:p text:style-name="Table_20_Contents"><text:bookmark text:name="coth"/><text:span text:style-name="Teletype">coth(x)</text:span> </text:p>
          </table:table-cell>
          <table:table-cell table:style-name="Tableau9.A1" office:value-type="string">
            <text:p text:style-name="Table_20_Contents">Hyperbolic cotangent </text:p>
          </table:table-cell>
        </table:table-row>
        <table:table-row>
          <table:table-cell table:style-name="Tableau9.A1" office:value-type="string">
            <text:p text:style-name="Table_20_Contents"><text:bookmark text:name="sech"/><text:span text:style-name="Teletype">sech(x)</text:span> </text:p>
          </table:table-cell>
          <table:table-cell table:style-name="Tableau9.A1" office:value-type="string">
            <text:p text:style-name="Table_20_Contents">Hyperbolic secant </text:p>
          </table:table-cell>
        </table:table-row>
        <table:table-row>
          <table:table-cell table:style-name="Tableau9.A1" office:value-type="string">
            <text:p text:style-name="Table_20_Contents"><text:bookmark text:name="sinh"/><text:span text:style-name="Teletype">sinh(x)</text:span> </text:p>
          </table:table-cell>
          <table:table-cell table:style-name="Tableau9.A1" office:value-type="string">
            <text:p text:style-name="Table_20_Contents">Hyperbolic sine </text:p>
          </table:table-cell>
        </table:table-row>
        <table:table-row>
          <table:table-cell table:style-name="Tableau9.A1" office:value-type="string">
            <text:p text:style-name="Table_20_Contents"><text:bookmark text:name="tanh"/><text:span text:style-name="Teletype">tanh(x)</text:span> </text:p>
          </table:table-cell>
          <table:table-cell table:style-name="Tableau9.A1" office:value-type="string">
            <text:p text:style-name="Table_20_Contents">Hyperbolic tangent </text:p>
          </table:table-cell>
        </table:table-row>
      </table:table>
      <text:h text:style-name="Heading_20_3" text:outline-level="3">Elementary Mathematical Functions: Inverse Hyperbolic Functions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Table_20_Contents"><text:bookmark text:name="arcosh"/><text:span text:style-name="Teletype">arcosh(x)</text:span> </text:p>
          </table:table-cell>
          <table:table-cell table:style-name="Tableau10.A1" office:value-type="string">
            <text:p text:style-name="Table_20_Contents">Hyperbolic area cosine </text:p>
          </table:table-cell>
        </table:table-row>
        <table:table-row>
          <table:table-cell table:style-name="Tableau10.A1" office:value-type="string">
            <text:p text:style-name="Table_20_Contents"><text:bookmark text:name="arcosech"/><text:span text:style-name="Teletype">arcosech(x)</text:span> </text:p>
          </table:table-cell>
          <table:table-cell table:style-name="Tableau10.A1" office:value-type="string">
            <text:p text:style-name="Table_20_Contents">Hyperbolic area cosecant </text:p>
          </table:table-cell>
        </table:table-row>
        <table:table-row>
          <table:table-cell table:style-name="Tableau10.A1" office:value-type="string">
            <text:p text:style-name="Table_20_Contents"><text:bookmark text:name="arcoth"/><text:span text:style-name="Teletype">arcoth(x)</text:span> </text:p>
          </table:table-cell>
          <table:table-cell table:style-name="Tableau10.A1" office:value-type="string">
            <text:p text:style-name="Table_20_Contents">Hyperbolic area cotangent </text:p>
          </table:table-cell>
        </table:table-row>
        <table:table-row>
          <table:table-cell table:style-name="Tableau10.A1" office:value-type="string">
            <text:p text:style-name="Table_20_Contents"><text:bookmark text:name="arsech"/><text:span text:style-name="Teletype">arsech(x)</text:span> </text:p>
          </table:table-cell>
          <table:table-cell table:style-name="Tableau10.A1" office:value-type="string">
            <text:p text:style-name="Table_20_Contents">Hyperbolic area secant </text:p>
          </table:table-cell>
        </table:table-row>
        <table:table-row>
          <table:table-cell table:style-name="Tableau10.A1" office:value-type="string">
            <text:p text:style-name="Table_20_Contents"><text:bookmark text:name="arsinh"/><text:span text:style-name="Teletype">arsinh(x)</text:span> </text:p>
          </table:table-cell>
          <table:table-cell table:style-name="Tableau10.A1" office:value-type="string">
            <text:p text:style-name="Table_20_Contents">Hyperbolic area sine </text:p>
          </table:table-cell>
        </table:table-row>
        <table:table-row>
          <table:table-cell table:style-name="Tableau10.A1" office:value-type="string">
            <text:p text:style-name="Table_20_Contents"><text:bookmark text:name="artanh"/><text:span text:style-name="Teletype">artanh(x)</text:span> </text:p>
          </table:table-cell>
          <table:table-cell table:style-name="Tableau10.A1" office:value-type="string">
            <text:p text:style-name="Table_20_Contents">Hyperbolic area tangent </text:p>
          </table:table-cell>
        </table:table-row>
      </table:table>
      <text:h text:style-name="Heading_20_3" text:outline-level="3"><text:soft-page-break/>Elementary Mathematical Functions: Rounding</text:h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Contents"><text:bookmark text:name="ceil"/><text:span text:style-name="Teletype">ceil(x)</text:span> </text:p>
          </table:table-cell>
          <table:table-cell table:style-name="Tableau11.A1" office:value-type="string">
            <text:p text:style-name="Table_20_Contents">Round to the next higher integer </text:p>
          </table:table-cell>
        </table:table-row>
        <table:table-row>
          <table:table-cell table:style-name="Tableau11.A1" office:value-type="string">
            <text:p text:style-name="Table_20_Contents"><text:bookmark text:name="fix"/><text:span text:style-name="Teletype">fix(x)</text:span> </text:p>
          </table:table-cell>
          <table:table-cell table:style-name="Tableau11.A1" office:value-type="string">
            <text:p text:style-name="Table_20_Contents">Truncate decimal places from real number </text:p>
          </table:table-cell>
        </table:table-row>
        <table:table-row>
          <table:table-cell table:style-name="Tableau11.A1" office:value-type="string">
            <text:p text:style-name="Table_20_Contents"><text:bookmark text:name="floor"/><text:span text:style-name="Teletype">floor(x)</text:span> </text:p>
          </table:table-cell>
          <table:table-cell table:style-name="Tableau11.A1" office:value-type="string">
            <text:p text:style-name="Table_20_Contents">Round to the next lower integer </text:p>
          </table:table-cell>
        </table:table-row>
        <table:table-row>
          <table:table-cell table:style-name="Tableau11.A1" office:value-type="string">
            <text:p text:style-name="Table_20_Contents"><text:bookmark text:name="round"/><text:span text:style-name="Teletype">round(x)</text:span> </text:p>
          </table:table-cell>
          <table:table-cell table:style-name="Tableau11.A1" office:value-type="string">
            <text:p text:style-name="Table_20_Contents">Round to nearest integer </text:p>
          </table:table-cell>
        </table:table-row>
      </table:table>
      <text:h text:style-name="Heading_20_3" text:outline-level="3">Elementary Mathematical Functions: Special Mathematical Functions</text:h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Table_20_Contents"><text:bookmark text:name="besseli0"/><text:span text:style-name="Teletype">besseli0(x)</text:span> </text:p>
          </table:table-cell>
          <table:table-cell table:style-name="Tableau12.A1" office:value-type="string">
            <text:p text:style-name="Table_20_Contents">Modified Bessel function of order zero </text:p>
          </table:table-cell>
        </table:table-row>
        <table:table-row>
          <table:table-cell table:style-name="Tableau12.A1" office:value-type="string">
            <text:p text:style-name="Table_20_Contents"><text:bookmark text:name="besselj"/><text:span text:style-name="Teletype">besselj(n,x)</text:span> </text:p>
          </table:table-cell>
          <table:table-cell table:style-name="Tableau12.A1" office:value-type="string">
            <text:p text:style-name="Table_20_Contents">Bessel function of first kind and <text:span text:style-name="Teletype">n</text:span>-th order </text:p>
          </table:table-cell>
        </table:table-row>
        <table:table-row>
          <table:table-cell table:style-name="Tableau12.A1" office:value-type="string">
            <text:p text:style-name="Table_20_Contents"><text:bookmark text:name="bessely"/><text:span text:style-name="Teletype">bessely(n,x)</text:span> </text:p>
          </table:table-cell>
          <table:table-cell table:style-name="Tableau12.A1" office:value-type="string">
            <text:p text:style-name="Table_20_Contents">Bessel function of second kind and <text:span text:style-name="Teletype">n</text:span>-th order </text:p>
          </table:table-cell>
        </table:table-row>
        <table:table-row>
          <table:table-cell table:style-name="Tableau12.A1" office:value-type="string">
            <text:p text:style-name="Table_20_Contents"><text:bookmark text:name="erf"/><text:span text:style-name="Teletype">erf(x)</text:span> </text:p>
          </table:table-cell>
          <table:table-cell table:style-name="Tableau12.A1" office:value-type="string">
            <text:p text:style-name="Table_20_Contents">Error function </text:p>
          </table:table-cell>
        </table:table-row>
        <table:table-row>
          <table:table-cell table:style-name="Tableau12.A1" office:value-type="string">
            <text:p text:style-name="Table_20_Contents"><text:bookmark text:name="erfc"/><text:span text:style-name="Teletype">erfc(x)</text:span> </text:p>
          </table:table-cell>
          <table:table-cell table:style-name="Tableau12.A1" office:value-type="string">
            <text:p text:style-name="Table_20_Contents">Complementary error function </text:p>
          </table:table-cell>
        </table:table-row>
        <table:table-row>
          <table:table-cell table:style-name="Tableau12.A1" office:value-type="string">
            <text:p text:style-name="Table_20_Contents"><text:bookmark text:name="erfinv"/><text:span text:style-name="Teletype">erfinv(x)</text:span> </text:p>
          </table:table-cell>
          <table:table-cell table:style-name="Tableau12.A1" office:value-type="string">
            <text:p text:style-name="Table_20_Contents">Inverse error function </text:p>
          </table:table-cell>
        </table:table-row>
        <table:table-row>
          <table:table-cell table:style-name="Tableau12.A1" office:value-type="string">
            <text:p text:style-name="Table_20_Contents"><text:bookmark text:name="erfcinv"/><text:span text:style-name="Teletype">erfcinv(x)</text:span> </text:p>
          </table:table-cell>
          <table:table-cell table:style-name="Tableau12.A1" office:value-type="string">
            <text:p text:style-name="Table_20_Contents">Inverse complementary error function </text:p>
          </table:table-cell>
        </table:table-row>
        <table:table-row>
          <table:table-cell table:style-name="Tableau12.A1" office:value-type="string">
            <text:p text:style-name="Table_20_Contents"><text:bookmark text:name="sinc"/><text:span text:style-name="Teletype">sinc(x)</text:span> </text:p>
          </table:table-cell>
          <table:table-cell table:style-name="Tableau12.A1" office:value-type="string">
            <text:p text:style-name="Table_20_Contents">Sinc function (sin(<text:span text:style-name="Teletype">x</text:span>)/<text:span text:style-name="Teletype">x</text:span> or 1 at <text:span text:style-name="Teletype">x</text:span> = 0) </text:p>
          </table:table-cell>
        </table:table-row>
        <table:table-row>
          <table:table-cell table:style-name="Tableau12.A1" office:value-type="string">
            <text:p text:style-name="Table_20_Contents"><text:bookmark text:name="step"/><text:span text:style-name="Teletype">step(x)</text:span> </text:p>
          </table:table-cell>
          <table:table-cell table:style-name="Tableau12.A1" office:value-type="string">
            <text:p text:style-name="Table_20_Contents">Step function </text:p>
          </table:table-cell>
        </table:table-row>
      </table:table>
      <text:h text:style-name="Heading_20_3" text:outline-level="3">Data Analysis: Basic Statistics</text:h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Table_20_Contents"><text:bookmark text:name="avg"/><text:span text:style-name="Teletype">avg(x[,range])</text:span> </text:p>
          </table:table-cell>
          <table:table-cell table:style-name="Tableau13.A1" office:value-type="string">
            <text:p text:style-name="Table_20_Contents">Arithmetic average of vector elements; if a range is given then <text:span text:style-name="Teletype">x</text:span> must have a single data dependency </text:p>
          </table:table-cell>
        </table:table-row>
        <table:table-row>
          <table:table-cell table:style-name="Tableau13.A1" office:value-type="string">
            <text:p text:style-name="Table_20_Contents"><text:bookmark text:name="cumavg"/><text:span text:style-name="Teletype">cumavg(x)</text:span> </text:p>
          </table:table-cell>
          <table:table-cell table:style-name="Tableau13.A1" office:value-type="string">
            <text:p text:style-name="Table_20_Contents">Cumulative average of vector elements </text:p>
          </table:table-cell>
        </table:table-row>
        <table:table-row>
          <table:table-cell table:style-name="Tableau13.A1" office:value-type="string">
            <text:p text:style-name="Table_20_Contents"><text:bookmark text:name="max"/><text:span text:style-name="Teletype">max(x,y)</text:span> </text:p>
          </table:table-cell>
          <table:table-cell table:style-name="Tableau13.A1" office:value-type="string">
            <text:p text:style-name="Table_20_Contents">Returns the greater of the values <text:span text:style-name="Teletype">x</text:span> and <text:span text:style-name="Teletype">y</text:span> </text:p>
          </table:table-cell>
        </table:table-row>
        <table:table-row>
          <table:table-cell table:style-name="Tableau13.A1" office:value-type="string">
            <text:p text:style-name="Table_20_Contents"><text:bookmark text:name="max1"/><text:span text:style-name="Teletype">max(x[,range])</text:span> </text:p>
          </table:table-cell>
          <table:table-cell table:style-name="Tableau13.A1" office:value-type="string">
            <text:p text:style-name="Table_20_Contents">Maximum value in vector; if a range is given then <text:span text:style-name="Teletype">x</text:span> must have a single data dependency </text:p>
          </table:table-cell>
        </table:table-row>
        <table:table-row>
          <table:table-cell table:style-name="Tableau13.A1" office:value-type="string">
            <text:p text:style-name="Table_20_Contents"><text:bookmark text:name="min"/><text:span text:style-name="Teletype">min(x,y)</text:span> </text:p>
          </table:table-cell>
          <table:table-cell table:style-name="Tableau13.A1" office:value-type="string">
            <text:p text:style-name="Table_20_Contents">Returns the lesser of the values <text:span text:style-name="Teletype">x</text:span> and <text:span text:style-name="Teletype">y</text:span> </text:p>
          </table:table-cell>
        </table:table-row>
        <table:table-row>
          <table:table-cell table:style-name="Tableau13.A1" office:value-type="string">
            <text:p text:style-name="Table_20_Contents"><text:bookmark text:name="min1"/><text:span text:style-name="Teletype">min(x[,range])</text:span> </text:p>
          </table:table-cell>
          <table:table-cell table:style-name="Tableau13.A1" office:value-type="string">
            <text:p text:style-name="Table_20_Contents">Minimum value in vector; if a range is given then <text:span text:style-name="Teletype">x</text:span> must have a single data dependency </text:p>
          </table:table-cell>
        </table:table-row>
        <table:table-row>
          <table:table-cell table:style-name="Tableau13.A1" office:value-type="string">
            <text:p text:style-name="Table_20_Contents"><text:bookmark text:name="rms"/><text:span text:style-name="Teletype">rms(x)</text:span> </text:p>
          </table:table-cell>
          <table:table-cell table:style-name="Tableau13.A1" office:value-type="string">
            <text:p text:style-name="Table_20_Contents">Root Mean Square of vector elements </text:p>
          </table:table-cell>
        </table:table-row>
        <table:table-row>
          <table:table-cell table:style-name="Tableau13.A1" office:value-type="string">
            <text:p text:style-name="Table_20_Contents"><text:bookmark text:name="runavg"/><text:span text:style-name="Teletype">runavg(x)</text:span> </text:p>
          </table:table-cell>
          <table:table-cell table:style-name="Tableau13.A1" office:value-type="string">
            <text:p text:style-name="Table_20_Contents">Running average of vector elements </text:p>
          </table:table-cell>
        </table:table-row>
        <table:table-row>
          <table:table-cell table:style-name="Tableau13.A1" office:value-type="string">
            <text:p text:style-name="Table_20_Contents"><text:bookmark text:name="stddev"/><text:span text:style-name="Teletype">stddev(x)</text:span> </text:p>
          </table:table-cell>
          <table:table-cell table:style-name="Tableau13.A1" office:value-type="string">
            <text:p text:style-name="Table_20_Contents">Standard deviation of vector elements </text:p>
          </table:table-cell>
        </table:table-row>
        <table:table-row>
          <table:table-cell table:style-name="Tableau13.A1" office:value-type="string">
            <text:p text:style-name="Table_20_Contents"><text:bookmark text:name="variance"/><text:span text:style-name="Teletype">variance(x)</text:span> </text:p>
          </table:table-cell>
          <table:table-cell table:style-name="Tableau13.A1" office:value-type="string">
            <text:p text:style-name="Table_20_Contents">Variance of vector elements </text:p>
          </table:table-cell>
        </table:table-row>
        <table:table-row>
          <table:table-cell table:style-name="Tableau13.A1" office:value-type="string">
            <text:p text:style-name="Table_20_Contents"><text:bookmark text:name="random"/><text:span text:style-name="Teletype">random()</text:span> </text:p>
          </table:table-cell>
          <table:table-cell table:style-name="Tableau13.A1" office:value-type="string">
            <text:p text:style-name="Table_20_Contents">Random number between 0.0 and 1.0 </text:p>
          </table:table-cell>
        </table:table-row>
        <table:table-row>
          <table:table-cell table:style-name="Tableau13.A1" office:value-type="string">
            <text:p text:style-name="Table_20_Contents"><text:bookmark text:name="srandom"/><text:span text:style-name="Teletype">srandom(x)</text:span> </text:p>
          </table:table-cell>
          <table:table-cell table:style-name="Tableau13.A1" office:value-type="string">
            <text:p text:style-name="Table_20_Contents">Give random seed </text:p>
          </table:table-cell>
        </table:table-row>
      </table:table>
      <text:h text:style-name="Heading_20_3" text:outline-level="3">Data Analysis: Basic Operation</text:h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Table_20_Contents"><text:bookmark text:name="cumprod"/><text:span text:style-name="Teletype">cumprod(x)</text:span> </text:p>
          </table:table-cell>
          <table:table-cell table:style-name="Tableau14.A1" office:value-type="string">
            <text:p text:style-name="Table_20_Contents">Cumulative product of vector elements </text:p>
          </table:table-cell>
        </table:table-row>
        <table:table-row>
          <table:table-cell table:style-name="Tableau14.A1" office:value-type="string">
            <text:p text:style-name="Table_20_Contents"><text:bookmark text:name="cumsum"/><text:span text:style-name="Teletype">cumsum(x)</text:span> </text:p>
          </table:table-cell>
          <table:table-cell table:style-name="Tableau14.A1" office:value-type="string">
            <text:p text:style-name="Table_20_Contents">Cumulative sum of vector elements </text:p>
          </table:table-cell>
        </table:table-row>
        <table:table-row>
          <table:table-cell table:style-name="Tableau14.A1" office:value-type="string">
            <text:p text:style-name="Table_20_Contents"><text:bookmark text:name="interpolate"/><text:span text:style-name="Teletype">interpolate(f,x[,n])</text:span> </text:p>
          </table:table-cell>
          <table:table-cell table:style-name="Tableau14.A1" office:value-type="string">
            <text:p text:style-name="Table_20_Contents">Equidistant spline interpolation of real function vector <text:span text:style-name="Teletype">f(x)</text:span> using <text:span text:style-name="Teletype">n</text:span> equidistant datapoints; the latter can be omitted and defaults to a reasonable <text:soft-page-break/>value </text:p>
          </table:table-cell>
        </table:table-row>
        <table:table-row>
          <table:table-cell table:style-name="Tableau14.A1" office:value-type="string">
            <text:p text:style-name="Table_20_Contents"><text:bookmark text:name="prod"/><text:span text:style-name="Teletype">prod(x)</text:span> </text:p>
          </table:table-cell>
          <table:table-cell table:style-name="Tableau14.A1" office:value-type="string">
            <text:p text:style-name="Table_20_Contents">Product of vector elements </text:p>
          </table:table-cell>
        </table:table-row>
        <table:table-row>
          <table:table-cell table:style-name="Tableau14.A1" office:value-type="string">
            <text:p text:style-name="Table_20_Contents"><text:bookmark text:name="sum"/><text:span text:style-name="Teletype">sum(x)</text:span> </text:p>
          </table:table-cell>
          <table:table-cell table:style-name="Tableau14.A1" office:value-type="string">
            <text:p text:style-name="Table_20_Contents">Sum of vector elements </text:p>
          </table:table-cell>
        </table:table-row>
        <table:table-row>
          <table:table-cell table:style-name="Tableau14.A1" office:value-type="string">
            <text:p text:style-name="Table_20_Contents"><text:bookmark text:name="xvalue"/><text:span text:style-name="Teletype">xvalue(f,yval)</text:span> </text:p>
          </table:table-cell>
          <table:table-cell table:style-name="Tableau14.A1" office:value-type="string">
            <text:p text:style-name="Table_20_Contents">Returns the x-value which is associated with the y-value nearest to a specified y-value <text:span text:style-name="Teletype">yval</text:span> in a given vector <text:span text:style-name="Teletype">f</text:span>; therefore the vector <text:span text:style-name="Teletype">f</text:span> must have a single data dependency </text:p>
          </table:table-cell>
        </table:table-row>
        <table:table-row>
          <table:table-cell table:style-name="Tableau14.A1" office:value-type="string">
            <text:p text:style-name="Table_20_Contents"><text:bookmark text:name="yvalue"/><text:span text:style-name="Teletype">yvalue(f,xval)</text:span> </text:p>
          </table:table-cell>
          <table:table-cell table:style-name="Tableau14.A1" office:value-type="string">
            <text:p text:style-name="Table_20_Contents">Returns the y-value of the given vector <text:span text:style-name="Teletype">f</text:span> which is located nearest to the x-value <text:span text:style-name="Teletype">xval</text:span>; therefore the vector <text:span text:style-name="Teletype">f</text:span> must have a single data dependency </text:p>
          </table:table-cell>
        </table:table-row>
      </table:table>
      <text:h text:style-name="Heading_20_3" text:outline-level="3">Data Analysis: Differentiation and Integration</text:h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Table_20_Contents"><text:bookmark text:name="ddx"/><text:span text:style-name="Teletype">ddx(expr,var)</text:span> </text:p>
          </table:table-cell>
          <table:table-cell table:style-name="Tableau15.A1" office:value-type="string">
            <text:p text:style-name="Table_20_Contents">Derives mathematical expression <text:span text:style-name="Teletype">expr</text:span> with respect to the variable <text:span text:style-name="Teletype">var</text:span> </text:p>
          </table:table-cell>
        </table:table-row>
        <table:table-row>
          <table:table-cell table:style-name="Tableau15.A1" office:value-type="string">
            <text:p text:style-name="Table_20_Contents"><text:bookmark text:name="diff"/><text:span text:style-name="Teletype">diff(y,x[,n])</text:span> </text:p>
          </table:table-cell>
          <table:table-cell table:style-name="Tableau15.A1" office:value-type="string">
            <text:p text:style-name="Table_20_Contents">Differentiate vector <text:span text:style-name="Teletype">y</text:span> with respect to vector <text:span text:style-name="Teletype">x</text:span> <text:span text:style-name="Teletype">n</text:span> times. If <text:span text:style-name="Teletype">n</text:span> is omitted it defaults to <text:span text:style-name="Teletype">n</text:span> = 1 </text:p>
          </table:table-cell>
        </table:table-row>
        <table:table-row>
          <table:table-cell table:style-name="Tableau15.A1" office:value-type="string">
            <text:p text:style-name="Table_20_Contents"><text:bookmark text:name="integrate"/><text:span text:style-name="Teletype">integrate(x,h)</text:span> </text:p>
          </table:table-cell>
          <table:table-cell table:style-name="Tableau15.A1" office:value-type="string">
            <text:p text:style-name="Table_20_Contents">Integrate vector <text:span text:style-name="Teletype">x</text:span> numerically assuming a constant step-size <text:span text:style-name="Teletype">h</text:span> </text:p>
          </table:table-cell>
        </table:table-row>
      </table:table>
      <text:h text:style-name="Heading_20_3" text:outline-level="3">Data Analysis: Signal Processing</text:h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Table_20_Contents"><text:bookmark text:name="dft"/><text:span text:style-name="Teletype">dft(x)</text:span> </text:p>
          </table:table-cell>
          <table:table-cell table:style-name="Tableau16.A1" office:value-type="string">
            <text:p text:style-name="Table_20_Contents">Discrete Fourier Transform of vector <text:span text:style-name="Teletype">x</text:span> </text:p>
          </table:table-cell>
        </table:table-row>
        <table:table-row>
          <table:table-cell table:style-name="Tableau16.A1" office:value-type="string">
            <text:p text:style-name="Table_20_Contents"><text:bookmark text:name="fft"/><text:span text:style-name="Teletype">fft(x)</text:span> </text:p>
          </table:table-cell>
          <table:table-cell table:style-name="Tableau16.A1" office:value-type="string">
            <text:p text:style-name="Table_20_Contents">Fast Fourier Transform of vector <text:span text:style-name="Teletype">x</text:span> </text:p>
          </table:table-cell>
        </table:table-row>
        <table:table-row>
          <table:table-cell table:style-name="Tableau16.A1" office:value-type="string">
            <text:p text:style-name="Table_20_Contents"><text:bookmark text:name="fftshift"/><text:span text:style-name="Teletype">fftshift(x)</text:span> </text:p>
          </table:table-cell>
          <table:table-cell table:style-name="Tableau16.A1" office:value-type="string">
            <text:p text:style-name="Table_20_Contents">Shuffles the FFT values of vector <text:span text:style-name="Teletype">x</text:span> in order to move the frequency 0 to the center of the vector </text:p>
          </table:table-cell>
        </table:table-row>
        <table:table-row>
          <table:table-cell table:style-name="Tableau16.A1" office:value-type="string">
            <text:p text:style-name="Table_20_Contents"><text:bookmark text:name="Freq2Time"/><text:span text:style-name="Teletype">Freq2Time(V,f)</text:span> </text:p>
          </table:table-cell>
          <table:table-cell table:style-name="Tableau16.A1" office:value-type="string">
            <text:p text:style-name="Table_20_Contents">Inverse Discrete Fourier Transform of function <text:span text:style-name="Teletype">V(f)</text:span> interpreting it physically </text:p>
          </table:table-cell>
        </table:table-row>
        <table:table-row>
          <table:table-cell table:style-name="Tableau16.A1" office:value-type="string">
            <text:p text:style-name="Table_20_Contents"><text:bookmark text:name="idft"/><text:span text:style-name="Teletype">idft(x)</text:span> </text:p>
          </table:table-cell>
          <table:table-cell table:style-name="Tableau16.A1" office:value-type="string">
            <text:p text:style-name="Table_20_Contents">Inverse Discrete Fourier Transform of vector <text:span text:style-name="Teletype">x</text:span> </text:p>
          </table:table-cell>
        </table:table-row>
        <table:table-row>
          <table:table-cell table:style-name="Tableau16.A1" office:value-type="string">
            <text:p text:style-name="Table_20_Contents"><text:bookmark text:name="ifft"/><text:span text:style-name="Teletype">ifft(x)</text:span> </text:p>
          </table:table-cell>
          <table:table-cell table:style-name="Tableau16.A1" office:value-type="string">
            <text:p text:style-name="Table_20_Contents">Inverse Fast Fourier Transform of vector <text:span text:style-name="Teletype">x</text:span> </text:p>
          </table:table-cell>
        </table:table-row>
        <table:table-row>
          <table:table-cell table:style-name="Tableau16.A1" office:value-type="string">
            <text:p text:style-name="Table_20_Contents"><text:bookmark text:name="kbd"/><text:span text:style-name="Teletype">kbd(x[,n])</text:span> </text:p>
          </table:table-cell>
          <table:table-cell table:style-name="Tableau16.A1" office:value-type="string">
            <text:p text:style-name="Table_20_Contents">Kaiser-Bessel derived window </text:p>
          </table:table-cell>
        </table:table-row>
        <table:table-row>
          <table:table-cell table:style-name="Tableau16.A1" office:value-type="string">
            <text:p text:style-name="Table_20_Contents"><text:bookmark text:name="Time2Freq"/><text:span text:style-name="Teletype">Time2Freq(v,t)</text:span> </text:p>
          </table:table-cell>
          <table:table-cell table:style-name="Tableau16.A1" office:value-type="string">
            <text:p text:style-name="Table_20_Contents">Discrete Fourier Transform of function <text:span text:style-name="Teletype">v(t)</text:span> interpreting it physically </text:p>
          </table:table-cell>
        </table:table-row>
      </table:table>
      <text:h text:style-name="Heading_20_2" text:outline-level="2">Electronics Functions</text:h>
      <text:h text:style-name="Heading_20_3" text:outline-level="3">Unit Conversion</text:h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Table_20_Contents"><text:bookmark text:name="dB"/><text:span text:style-name="Teletype">dB(x)</text:span> </text:p>
          </table:table-cell>
          <table:table-cell table:style-name="Tableau17.A1" office:value-type="string">
            <text:p text:style-name="Table_20_Contents">dB value </text:p>
          </table:table-cell>
        </table:table-row>
        <table:table-row>
          <table:table-cell table:style-name="Tableau17.A1" office:value-type="string">
            <text:p text:style-name="Table_20_Contents"><text:bookmark text:name="dbm"/><text:span text:style-name="Teletype">dbm(x)</text:span> </text:p>
          </table:table-cell>
          <table:table-cell table:style-name="Tableau17.A1" office:value-type="string">
            <text:p text:style-name="Table_20_Contents">Convert voltage to power in dBm </text:p>
          </table:table-cell>
        </table:table-row>
        <table:table-row>
          <table:table-cell table:style-name="Tableau17.A1" office:value-type="string">
            <text:p text:style-name="Table_20_Contents"><text:bookmark text:name="dbm2"/><text:span text:style-name="Teletype">dbm2w(x)</text:span> </text:p>
          </table:table-cell>
          <table:table-cell table:style-name="Tableau17.A1" office:value-type="string">
            <text:p text:style-name="Table_20_Contents">Convert power in dBm to power in Watts </text:p>
          </table:table-cell>
        </table:table-row>
        <table:table-row>
          <table:table-cell table:style-name="Tableau17.A1" office:value-type="string">
            <text:p text:style-name="Table_20_Contents"><text:bookmark text:name="w2dbm"/><text:span text:style-name="Teletype">w2dbm(x)</text:span> </text:p>
          </table:table-cell>
          <table:table-cell table:style-name="Tableau17.A1" office:value-type="string">
            <text:p text:style-name="Table_20_Contents">Convert power in Watts to power in dBm </text:p>
          </table:table-cell>
        </table:table-row>
        <table:table-row>
          <table:table-cell table:style-name="Tableau17.A1" office:value-type="string">
            <text:p text:style-name="Table_20_Contents"><text:bookmark text:name="vt"/><text:span text:style-name="Teletype">vt(t)</text:span> </text:p>
          </table:table-cell>
          <table:table-cell table:style-name="Tableau17.A1" office:value-type="string">
            <text:p text:style-name="Table_20_Contents">Thermal voltage for a given temperature <text:span text:style-name="Teletype">t</text:span> in Kelvin </text:p>
          </table:table-cell>
        </table:table-row>
      </table:table>
      <text:h text:style-name="Heading_20_3" text:outline-level="3">Reflection Coefficients and VSWR</text:h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Table_20_Contents"><text:bookmark text:name="rtoswr"/><text:span text:style-name="Teletype">rtoswr(x)</text:span> </text:p>
          </table:table-cell>
          <table:table-cell table:style-name="Tableau18.A1" office:value-type="string">
            <text:p text:style-name="Table_20_Contents">Converts reflection coefficient to voltage standing wave ratio (VSWR) </text:p>
          </table:table-cell>
        </table:table-row>
        <table:table-row>
          <table:table-cell table:style-name="Tableau18.A1" office:value-type="string">
            <text:p text:style-name="Table_20_Contents"><text:bookmark text:name="rtoy"/><text:span text:style-name="Teletype">rtoy(x[,zref])</text:span> </text:p>
          </table:table-cell>
          <table:table-cell table:style-name="Tableau18.A1" office:value-type="string">
            <text:p text:style-name="Table_20_Contents">Converts reflection coefficient to admittance; by default reference <text:span text:style-name="Teletype">zref</text:span> is 50 ohms </text:p>
          </table:table-cell>
        </table:table-row>
        <table:table-row>
          <table:table-cell table:style-name="Tableau18.A1" office:value-type="string">
            <text:p text:style-name="Table_20_Contents"><text:bookmark text:name="rtoz"/><text:span text:style-name="Teletype">rtoz(x[,zr</text:span><text:soft-page-break/><text:span text:style-name="Teletype">ef])</text:span> </text:p>
          </table:table-cell>
          <table:table-cell table:style-name="Tableau18.A1" office:value-type="string">
            <text:p text:style-name="Table_20_Contents">Converts reflection coefficient to impedance; by default reference <text:span text:style-name="Teletype">zref</text:span> is 50 <text:soft-page-break/>ohms </text:p>
          </table:table-cell>
        </table:table-row>
        <table:table-row>
          <table:table-cell table:style-name="Tableau18.A1" office:value-type="string">
            <text:p text:style-name="Table_20_Contents"><text:bookmark text:name="ytor"/><text:span text:style-name="Teletype">ytor(x[,zref])</text:span> </text:p>
          </table:table-cell>
          <table:table-cell table:style-name="Tableau18.A1" office:value-type="string">
            <text:p text:style-name="Table_20_Contents">Converts admittance to reflection coefficient; by default reference <text:span text:style-name="Teletype">zref</text:span> is 50 ohms </text:p>
          </table:table-cell>
        </table:table-row>
        <table:table-row>
          <table:table-cell table:style-name="Tableau18.A1" office:value-type="string">
            <text:p text:style-name="Table_20_Contents"><text:bookmark text:name="ztor"/><text:span text:style-name="Teletype">ztor(x[,zref])</text:span> </text:p>
          </table:table-cell>
          <table:table-cell table:style-name="Tableau18.A1" office:value-type="string">
            <text:p text:style-name="Table_20_Contents">Converts impedance to reflection coefficient; by default reference <text:span text:style-name="Teletype">zref</text:span> is 50 ohms </text:p>
          </table:table-cell>
        </table:table-row>
      </table:table>
      <text:h text:style-name="Heading_20_3" text:outline-level="3">N-Port Matrix Conversions</text:h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Table_20_Contents"><text:bookmark text:name="stos"/><text:span text:style-name="Teletype">stos(s,zref[,z0])</text:span> </text:p>
          </table:table-cell>
          <table:table-cell table:style-name="Tableau19.A1" office:value-type="string">
            <text:p text:style-name="Table_20_Contents">Converts S-parameter matrix to S-parameter matrix with different reference impedance(s) </text:p>
          </table:table-cell>
        </table:table-row>
        <table:table-row>
          <table:table-cell table:style-name="Tableau19.A1" office:value-type="string">
            <text:p text:style-name="Table_20_Contents"><text:bookmark text:name="stoy"/><text:span text:style-name="Teletype">stoy(s[,zref])</text:span> </text:p>
          </table:table-cell>
          <table:table-cell table:style-name="Tableau19.A1" office:value-type="string">
            <text:p text:style-name="Table_20_Contents">Converts S-parameter matrix to Y-parameter matrix </text:p>
          </table:table-cell>
        </table:table-row>
        <table:table-row>
          <table:table-cell table:style-name="Tableau19.A1" office:value-type="string">
            <text:p text:style-name="Table_20_Contents"><text:bookmark text:name="stoz"/><text:span text:style-name="Teletype">stoz(s[,zref])</text:span> </text:p>
          </table:table-cell>
          <table:table-cell table:style-name="Tableau19.A1" office:value-type="string">
            <text:p text:style-name="Table_20_Contents">Converts S-parameter matrix to Z-parameter matrix </text:p>
          </table:table-cell>
        </table:table-row>
        <table:table-row>
          <table:table-cell table:style-name="Tableau19.A1" office:value-type="string">
            <text:p text:style-name="Table_20_Contents"><text:bookmark text:name="twoport"/><text:span text:style-name="Teletype">twoport(m,from,to)</text:span> </text:p>
          </table:table-cell>
          <table:table-cell table:style-name="Tableau19.A1" office:value-type="string">
            <text:p text:style-name="Table_20_Contents">Converts a two-port matrix from one representation into another, possible values for <text:span text:style-name="Teletype">from</text:span> and <text:span text:style-name="Teletype">to</text:span> are 'Y', 'Z', 'H', 'G', 'A', 'S' and 'T'. </text:p>
          </table:table-cell>
        </table:table-row>
        <table:table-row>
          <table:table-cell table:style-name="Tableau19.A1" office:value-type="string">
            <text:p text:style-name="Table_20_Contents"><text:bookmark text:name="ytos"/><text:span text:style-name="Teletype">ytos(y[,z0])</text:span> </text:p>
          </table:table-cell>
          <table:table-cell table:style-name="Tableau19.A1" office:value-type="string">
            <text:p text:style-name="Table_20_Contents">Converts Y-parameter matrix to S-parameter matrix </text:p>
          </table:table-cell>
        </table:table-row>
        <table:table-row>
          <table:table-cell table:style-name="Tableau19.A1" office:value-type="string">
            <text:p text:style-name="Table_20_Contents"><text:bookmark text:name="ytoz"/><text:span text:style-name="Teletype">ytoz(y)</text:span> </text:p>
          </table:table-cell>
          <table:table-cell table:style-name="Tableau19.A1" office:value-type="string">
            <text:p text:style-name="Table_20_Contents">Converts Y-parameter matrix to Z-parameter matrix </text:p>
          </table:table-cell>
        </table:table-row>
        <table:table-row>
          <table:table-cell table:style-name="Tableau19.A1" office:value-type="string">
            <text:p text:style-name="Table_20_Contents"><text:bookmark text:name="ztos"/><text:span text:style-name="Teletype">ztos(z[,z0])</text:span> </text:p>
          </table:table-cell>
          <table:table-cell table:style-name="Tableau19.A1" office:value-type="string">
            <text:p text:style-name="Table_20_Contents">Converts Z-parameter matrix to S-parameter matrix </text:p>
          </table:table-cell>
        </table:table-row>
        <table:table-row>
          <table:table-cell table:style-name="Tableau19.A1" office:value-type="string">
            <text:p text:style-name="Table_20_Contents"><text:bookmark text:name="ztoy"/><text:span text:style-name="Teletype">ztoy(z)</text:span> </text:p>
          </table:table-cell>
          <table:table-cell table:style-name="Tableau19.A1" office:value-type="string">
            <text:p text:style-name="Table_20_Contents">Converts Z-parameter matrix to Y-parameter matrix </text:p>
          </table:table-cell>
        </table:table-row>
      </table:table>
      <text:h text:style-name="Heading_20_3" text:outline-level="3">Amplifiers</text:h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Table_20_Contents"><text:bookmark text:name="GaCircle"/><text:span text:style-name="Teletype">GaCircle(s,Ga[,arcs])</text:span> </text:p>
          </table:table-cell>
          <table:table-cell table:style-name="Tableau20.A1" office:value-type="string">
            <text:p text:style-name="Table_20_Contents">Circle(s) with constant available power gain <text:span text:style-name="Teletype">Ga</text:span> in the source plane </text:p>
          </table:table-cell>
        </table:table-row>
        <table:table-row>
          <table:table-cell table:style-name="Tableau20.A1" office:value-type="string">
            <text:p text:style-name="Table_20_Contents"><text:bookmark text:name="GpCircle"/><text:span text:style-name="Teletype">GpCircle(s,Gp[,arcs])</text:span> </text:p>
          </table:table-cell>
          <table:table-cell table:style-name="Tableau20.A1" office:value-type="string">
            <text:p text:style-name="Table_20_Contents">Circle(s) with constant operating power gain <text:span text:style-name="Teletype">Gp</text:span> in the load plane </text:p>
          </table:table-cell>
        </table:table-row>
        <table:table-row>
          <table:table-cell table:style-name="Tableau20.A1" office:value-type="string">
            <text:p text:style-name="Table_20_Contents"><text:bookmark text:name="Mu"/><text:span text:style-name="Teletype">Mu(s)</text:span> </text:p>
          </table:table-cell>
          <table:table-cell table:style-name="Tableau20.A1" office:value-type="string">
            <text:p text:style-name="Table_20_Contents">Mu stability factor of a two-port S-parameter matrix </text:p>
          </table:table-cell>
        </table:table-row>
        <table:table-row>
          <table:table-cell table:style-name="Tableau20.A1" office:value-type="string">
            <text:p text:style-name="Table_20_Contents"><text:bookmark text:name="Mu2"/><text:span text:style-name="Teletype">Mu2(s)</text:span> </text:p>
          </table:table-cell>
          <table:table-cell table:style-name="Tableau20.A1" office:value-type="string">
            <text:p text:style-name="Table_20_Contents">Mu' stability factor of a two-port S-parameter matrix </text:p>
          </table:table-cell>
        </table:table-row>
        <table:table-row>
          <table:table-cell table:style-name="Tableau20.A1" office:value-type="string">
            <text:p text:style-name="Table_20_Contents"><text:bookmark text:name="NoiseCircle"/><text:span text:style-name="Teletype">NoiseCircle(Sopt,<text:line-break/>Fmin,Rn,F[,Arcs])</text:span> </text:p>
          </table:table-cell>
          <table:table-cell table:style-name="Tableau20.A1" office:value-type="string">
            <text:p text:style-name="Table_20_Contents">Generates circle(s) with constant Noise Figure(s) <text:span text:style-name="Teletype">F</text:span>. <text:span text:style-name="Teletype">Arcs</text:span> specifies the angles in degrees created by e.g. <text:span text:style-name="Teletype">linspace(0,360,100)</text:span>. If Arcs is a number it specifies the number of equally spaced circle segments, if it is omitted this number defaults to a reasonable value </text:p>
          </table:table-cell>
        </table:table-row>
        <table:table-row>
          <table:table-cell table:style-name="Tableau20.A1" office:value-type="string">
            <text:p text:style-name="Table_20_Contents"><text:bookmark text:name="PlotVs"/><text:span text:style-name="Teletype">PlotVs(data,dep)</text:span> </text:p>
          </table:table-cell>
          <table:table-cell table:style-name="Tableau20.A1" office:value-type="string">
            <text:p text:style-name="Table_20_Contents">Returns a data item based upon vector or matrix vector <text:span text:style-name="Teletype">data</text:span> with dependency on a given vector <text:span text:style-name="Teletype">dep</text:span>, e.g. <text:span text:style-name="Teletype">PlotVs(Gain,frequency/1e9)</text:span> </text:p>
          </table:table-cell>
        </table:table-row>
        <table:table-row>
          <table:table-cell table:style-name="Tableau20.A1" office:value-type="string">
            <text:p text:style-name="Table_20_Contents"><text:bookmark text:name="Rollet"/><text:span text:style-name="Teletype">Rollet(s)</text:span> </text:p>
          </table:table-cell>
          <table:table-cell table:style-name="Tableau20.A1" office:value-type="string">
            <text:p text:style-name="Table_20_Contents">Rollet stability factor of a two-port S-parameter matrix </text:p>
          </table:table-cell>
        </table:table-row>
        <table:table-row>
          <table:table-cell table:style-name="Tableau20.A1" office:value-type="string">
            <text:p text:style-name="Table_20_Contents"><text:bookmark text:name="StabCircleL"/><text:span text:style-name="Teletype">StabCircleL(s[,arcs])</text:span> </text:p>
          </table:table-cell>
          <table:table-cell table:style-name="Tableau20.A1" office:value-type="string">
            <text:p text:style-name="Table_20_Contents">Stability circle in the load plane </text:p>
          </table:table-cell>
        </table:table-row>
        <table:table-row>
          <table:table-cell table:style-name="Tableau20.A1" office:value-type="string">
            <text:p text:style-name="Table_20_Contents"><text:bookmark text:name="StabCircleS"/><text:span text:style-name="Teletype">StabCircleS(s[,arcs])</text:span> </text:p>
          </table:table-cell>
          <table:table-cell table:style-name="Tableau20.A1" office:value-type="string">
            <text:p text:style-name="Table_20_Contents">Stability circle in the source plane </text:p>
          </table:table-cell>
        </table:table-row>
        <table:table-row>
          <table:table-cell table:style-name="Tableau20.A1" office:value-type="string">
            <text:p text:style-name="Table_20_Contents"><text:bookmark text:name="StabFactor"/><text:span text:style-name="Teletype">StabFactor(s)</text:span> </text:p>
          </table:table-cell>
          <table:table-cell table:style-name="Tableau20.A1" office:value-type="string">
            <text:p text:style-name="Table_20_Contents">Stability factor of a two-port S-parameter matrix. Synonym for <text:span text:style-name="Teletype">Rollet()</text:span> </text:p>
          </table:table-cell>
        </table:table-row>
        <table:table-row>
          <table:table-cell table:style-name="Tableau20.A1" office:value-type="string">
            <text:p text:style-name="Table_20_Contents"><text:bookmark text:name="StabMeasure"/><text:span text:style-name="Teletype">StabMeasure(s)</text:span> </text:p>
          </table:table-cell>
          <table:table-cell table:style-name="Tableau20.A1" office:value-type="string">
            <text:p text:style-name="Table_20_Contents">Stability measure B1 of a two-port S-parameter matrix </text:p>
          </table:table-cell>
        </table:table-row>
      </table:table>
      <text:h text:style-name="Heading_20_2" text:outline-level="2"><text:soft-page-break/>Nomenclature</text:h>
      <text:h text:style-name="Heading_20_3" text:outline-level="3">Ranges</text:h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Table_20_Contents"><text:span text:style-name="Teletype">LO:HI</text:span> </text:p>
          </table:table-cell>
          <table:table-cell table:style-name="Tableau21.A1" office:value-type="string">
            <text:p text:style-name="Table_20_Contents">Range from <text:span text:style-name="Teletype">LO</text:span> to <text:span text:style-name="Teletype">HI</text:span> </text:p>
          </table:table-cell>
        </table:table-row>
        <table:table-row>
          <table:table-cell table:style-name="Tableau21.A1" office:value-type="string">
            <text:p text:style-name="Table_20_Contents"><text:span text:style-name="Teletype">:HI</text:span> </text:p>
          </table:table-cell>
          <table:table-cell table:style-name="Tableau21.A1" office:value-type="string">
            <text:p text:style-name="Table_20_Contents">Up to <text:span text:style-name="Teletype">HI</text:span> </text:p>
          </table:table-cell>
        </table:table-row>
        <table:table-row>
          <table:table-cell table:style-name="Tableau21.A1" office:value-type="string">
            <text:p text:style-name="Table_20_Contents"><text:span text:style-name="Teletype">LO:</text:span> </text:p>
          </table:table-cell>
          <table:table-cell table:style-name="Tableau21.A1" office:value-type="string">
            <text:p text:style-name="Table_20_Contents">From <text:span text:style-name="Teletype">LO</text:span> </text:p>
          </table:table-cell>
        </table:table-row>
        <table:table-row>
          <table:table-cell table:style-name="Tableau21.A1" office:value-type="string">
            <text:p text:style-name="Table_20_Contents"><text:span text:style-name="Teletype">:</text:span> </text:p>
          </table:table-cell>
          <table:table-cell table:style-name="Tableau21.A1" office:value-type="string">
            <text:p text:style-name="Table_20_Contents">No range limitations </text:p>
          </table:table-cell>
        </table:table-row>
      </table:table>
      <text:h text:style-name="Heading_20_3" text:outline-level="3">Matrices and Matrix Elements</text:h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Table_20_Contents"><text:span text:style-name="Teletype">M</text:span> </text:p>
          </table:table-cell>
          <table:table-cell table:style-name="Tableau22.A1" office:value-type="string">
            <text:p text:style-name="Table_20_Contents">The whole matrix <text:span text:style-name="Teletype">M</text:span> </text:p>
          </table:table-cell>
        </table:table-row>
        <table:table-row>
          <table:table-cell table:style-name="Tableau22.A1" office:value-type="string">
            <text:p text:style-name="Table_20_Contents"><text:span text:style-name="Teletype">M[2,3]</text:span> </text:p>
          </table:table-cell>
          <table:table-cell table:style-name="Tableau22.A1" office:value-type="string">
            <text:p text:style-name="Table_20_Contents">Element being in 2nd row and 3rd column of matrix <text:span text:style-name="Teletype">M</text:span> </text:p>
          </table:table-cell>
        </table:table-row>
        <table:table-row>
          <table:table-cell table:style-name="Tableau22.A1" office:value-type="string">
            <text:p text:style-name="Table_20_Contents"><text:span text:style-name="Teletype">M[:,3]</text:span> </text:p>
          </table:table-cell>
          <table:table-cell table:style-name="Tableau22.A1" office:value-type="string">
            <text:p text:style-name="Table_20_Contents">Vector consisting of 3rd column of matrix <text:span text:style-name="Teletype">M</text:span> </text:p>
          </table:table-cell>
        </table:table-row>
      </table:table>
      <text:h text:style-name="Heading_20_3" text:outline-level="3">Immediate</text:h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Table_20_Contents"><text:span text:style-name="Teletype">2.5</text:span></text:p>
          </table:table-cell>
          <table:table-cell table:style-name="Tableau23.A1" office:value-type="string">
            <text:p text:style-name="Table_20_Contents">Real number</text:p>
          </table:table-cell>
        </table:table-row>
        <table:table-row>
          <table:table-cell table:style-name="Tableau23.A1" office:value-type="string">
            <text:p text:style-name="Table_20_Contents"><text:span text:style-name="Teletype">1.4+j5.1</text:span></text:p>
          </table:table-cell>
          <table:table-cell table:style-name="Tableau23.A1" office:value-type="string">
            <text:p text:style-name="Table_20_Contents">Complex number</text:p>
          </table:table-cell>
        </table:table-row>
        <table:table-row>
          <table:table-cell table:style-name="Tableau23.A1" office:value-type="string">
            <text:p text:style-name="Table_20_Contents"><text:span text:style-name="Teletype">[1,3,5,7]</text:span></text:p>
          </table:table-cell>
          <table:table-cell table:style-name="Tableau23.A1" office:value-type="string">
            <text:p text:style-name="Table_20_Contents">Vector</text:p>
          </table:table-cell>
        </table:table-row>
        <table:table-row>
          <table:table-cell table:style-name="Tableau23.A1" office:value-type="string">
            <text:p text:style-name="Table_20_Contents"><text:span text:style-name="Teletype">[11,12;21,22]</text:span></text:p>
          </table:table-cell>
          <table:table-cell table:style-name="Tableau23.A1" office:value-type="string">
            <text:p text:style-name="Table_20_Contents">Matrix</text:p>
          </table:table-cell>
        </table:table-row>
      </table:table>
      <text:h text:style-name="Heading_20_3" text:outline-level="3">Number suffixes</text:h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Table_20_Contents"><text:span text:style-name="Teletype">E</text:span> </text:p>
          </table:table-cell>
          <table:table-cell table:style-name="Tableau24.A1" office:value-type="string">
            <text:p text:style-name="Table_20_Contents">exa, * 1e+18 </text:p>
          </table:table-cell>
        </table:table-row>
        <table:table-row>
          <table:table-cell table:style-name="Tableau24.A1" office:value-type="string">
            <text:p text:style-name="Table_20_Contents"><text:span text:style-name="Teletype">P</text:span> </text:p>
          </table:table-cell>
          <table:table-cell table:style-name="Tableau24.A1" office:value-type="string">
            <text:p text:style-name="Table_20_Contents">peta, * 1e+15 </text:p>
          </table:table-cell>
        </table:table-row>
        <table:table-row>
          <table:table-cell table:style-name="Tableau24.A1" office:value-type="string">
            <text:p text:style-name="Table_20_Contents"><text:span text:style-name="Teletype">T</text:span> </text:p>
          </table:table-cell>
          <table:table-cell table:style-name="Tableau24.A1" office:value-type="string">
            <text:p text:style-name="Table_20_Contents">tera, * 1e+12 </text:p>
          </table:table-cell>
        </table:table-row>
        <table:table-row>
          <table:table-cell table:style-name="Tableau24.A1" office:value-type="string">
            <text:p text:style-name="Table_20_Contents"><text:span text:style-name="Teletype">G</text:span> </text:p>
          </table:table-cell>
          <table:table-cell table:style-name="Tableau24.A1" office:value-type="string">
            <text:p text:style-name="Table_20_Contents">giga, * 1e+9 </text:p>
          </table:table-cell>
        </table:table-row>
        <table:table-row>
          <table:table-cell table:style-name="Tableau24.A1" office:value-type="string">
            <text:p text:style-name="Table_20_Contents"><text:span text:style-name="Teletype">M</text:span> </text:p>
          </table:table-cell>
          <table:table-cell table:style-name="Tableau24.A1" office:value-type="string">
            <text:p text:style-name="Table_20_Contents">mega, * 1e+6 </text:p>
          </table:table-cell>
        </table:table-row>
        <table:table-row>
          <table:table-cell table:style-name="Tableau24.A1" office:value-type="string">
            <text:p text:style-name="Table_20_Contents"><text:span text:style-name="Teletype">k</text:span> </text:p>
          </table:table-cell>
          <table:table-cell table:style-name="Tableau24.A1" office:value-type="string">
            <text:p text:style-name="Table_20_Contents">kilo, * 1e+3 </text:p>
          </table:table-cell>
        </table:table-row>
        <table:table-row>
          <table:table-cell table:style-name="Tableau24.A1" office:value-type="string">
            <text:p text:style-name="Table_20_Contents"><text:span text:style-name="Teletype">m</text:span> </text:p>
          </table:table-cell>
          <table:table-cell table:style-name="Tableau24.A1" office:value-type="string">
            <text:p text:style-name="Table_20_Contents">milli, * 1e-3 </text:p>
          </table:table-cell>
        </table:table-row>
        <table:table-row>
          <table:table-cell table:style-name="Tableau24.A1" office:value-type="string">
            <text:p text:style-name="Table_20_Contents"><text:span text:style-name="Teletype">u</text:span> </text:p>
          </table:table-cell>
          <table:table-cell table:style-name="Tableau24.A1" office:value-type="string">
            <text:p text:style-name="Table_20_Contents">micro, * 1e-6 </text:p>
          </table:table-cell>
        </table:table-row>
        <table:table-row>
          <table:table-cell table:style-name="Tableau24.A1" office:value-type="string">
            <text:p text:style-name="Table_20_Contents"><text:span text:style-name="Teletype">n</text:span> </text:p>
          </table:table-cell>
          <table:table-cell table:style-name="Tableau24.A1" office:value-type="string">
            <text:p text:style-name="Table_20_Contents">nano, * 1e-9 </text:p>
          </table:table-cell>
        </table:table-row>
        <table:table-row>
          <table:table-cell table:style-name="Tableau24.A1" office:value-type="string">
            <text:p text:style-name="Table_20_Contents"><text:span text:style-name="Teletype">p</text:span> </text:p>
          </table:table-cell>
          <table:table-cell table:style-name="Tableau24.A1" office:value-type="string">
            <text:p text:style-name="Table_20_Contents">pico, * 1e-12 </text:p>
          </table:table-cell>
        </table:table-row>
        <table:table-row>
          <table:table-cell table:style-name="Tableau24.A1" office:value-type="string">
            <text:p text:style-name="Table_20_Contents"><text:span text:style-name="Teletype">f</text:span> </text:p>
          </table:table-cell>
          <table:table-cell table:style-name="Tableau24.A1" office:value-type="string">
            <text:p text:style-name="Table_20_Contents">femto, * 1e-15 </text:p>
          </table:table-cell>
        </table:table-row>
        <table:table-row>
          <table:table-cell table:style-name="Tableau24.A1" office:value-type="string">
            <text:p text:style-name="Table_20_Contents"><text:span text:style-name="Teletype">a</text:span> </text:p>
          </table:table-cell>
          <table:table-cell table:style-name="Tableau24.A1" office:value-type="string">
            <text:p text:style-name="Table_20_Contents">atto, * 1e-18 </text:p>
          </table:table-cell>
        </table:table-row>
      </table:table>
      <text:h text:style-name="Heading_20_3" text:outline-level="3">Name of Values </text:h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Table_20_Contents"><text:span text:style-name="Teletype">S[1,1]</text:span> </text:p>
          </table:table-cell>
          <table:table-cell table:style-name="Tableau25.A1" office:value-type="string">
            <text:p text:style-name="Table_20_Contents">S-parameter value </text:p>
          </table:table-cell>
        </table:table-row>
        <table:table-row>
          <table:table-cell table:style-name="Tableau25.A1" office:value-type="string">
            <text:p text:style-name="Table_20_Contents"><text:span text:style-name="T1">nodename</text:span>.<text:span text:style-name="Teletype">V</text:span> </text:p>
          </table:table-cell>
          <table:table-cell table:style-name="Tableau25.A1" office:value-type="string">
            <text:p text:style-name="Table_20_Contents">DC voltage at node <text:span text:style-name="T1">nodename</text:span> </text:p>
          </table:table-cell>
        </table:table-row>
        <table:table-row>
          <table:table-cell table:style-name="Tableau25.A1" office:value-type="string">
            <text:p text:style-name="Table_20_Contents"><text:span text:style-name="T1">name</text:span>.<text:span text:style-name="Teletype">I</text:span> </text:p>
          </table:table-cell>
          <table:table-cell table:style-name="Tableau25.A1" office:value-type="string">
            <text:p text:style-name="Table_20_Contents">DC current through component <text:span text:style-name="T1">name</text:span> </text:p>
          </table:table-cell>
        </table:table-row>
        <table:table-row>
          <table:table-cell table:style-name="Tableau25.A1" office:value-type="string">
            <text:p text:style-name="Table_20_Contents"><text:span text:style-name="T1">nodename</text:span>.<text:span text:style-name="Teletype">v</text:span> </text:p>
          </table:table-cell>
          <table:table-cell table:style-name="Tableau25.A1" office:value-type="string">
            <text:p text:style-name="Table_20_Contents">AC voltage at node <text:span text:style-name="T1">nodename</text:span> </text:p>
          </table:table-cell>
        </table:table-row>
        <table:table-row>
          <table:table-cell table:style-name="Tableau25.A1" office:value-type="string">
            <text:p text:style-name="Table_20_Contents"><text:span text:style-name="T1">name</text:span>.<text:span text:style-name="Teletype">i</text:span> </text:p>
          </table:table-cell>
          <table:table-cell table:style-name="Tableau25.A1" office:value-type="string">
            <text:p text:style-name="Table_20_Contents">AC current through component <text:span text:style-name="T1">name</text:span> </text:p>
          </table:table-cell>
        </table:table-row>
        <table:table-row>
          <table:table-cell table:style-name="Tableau25.A1" office:value-type="string">
            <text:p text:style-name="Table_20_Contents"><text:span text:style-name="T1">nodename</text:span>.<text:span text:style-name="Teletype">vn</text:span> </text:p>
          </table:table-cell>
          <table:table-cell table:style-name="Tableau25.A1" office:value-type="string">
            <text:p text:style-name="Table_20_Contents">AC noise voltage at node <text:span text:style-name="T1">nodename</text:span> </text:p>
          </table:table-cell>
        </table:table-row>
        <table:table-row>
          <table:table-cell table:style-name="Tableau25.A1" office:value-type="string">
            <text:p text:style-name="Table_20_Contents"><text:span text:style-name="T1">name</text:span>.<text:span text:style-name="Teletype">in</text:span> </text:p>
          </table:table-cell>
          <table:table-cell table:style-name="Tableau25.A1" office:value-type="string">
            <text:p text:style-name="Table_20_Contents">AC noise current through component <text:span text:style-name="T1">name</text:span> </text:p>
          </table:table-cell>
        </table:table-row>
        <text:soft-page-break/>
        <table:table-row>
          <table:table-cell table:style-name="Tableau25.A1" office:value-type="string">
            <text:p text:style-name="Table_20_Contents"><text:span text:style-name="T1">nodename</text:span>.<text:span text:style-name="Teletype">Vt</text:span> </text:p>
          </table:table-cell>
          <table:table-cell table:style-name="Tableau25.A1" office:value-type="string">
            <text:p text:style-name="Table_20_Contents">Transient voltage at node <text:span text:style-name="T1">nodename</text:span> </text:p>
          </table:table-cell>
        </table:table-row>
        <table:table-row>
          <table:table-cell table:style-name="Tableau25.A1" office:value-type="string">
            <text:p text:style-name="Table_20_Contents"><text:span text:style-name="T1">name</text:span>.<text:span text:style-name="Teletype">It</text:span> </text:p>
          </table:table-cell>
          <table:table-cell table:style-name="Tableau25.A1" office:value-type="string">
            <text:p text:style-name="Table_20_Contents">Transient current through component <text:span text:style-name="T1">name</text:span> </text:p>
          </table:table-cell>
        </table:table-row>
      </table:table>
      <text:p text:style-name="Text_20_body">Note: All voltages and currents are peak values.<text:line-break/>Note: Noise voltages are RMS values at 1 Hz bandwidth. </text:p>
      <text:h text:style-name="Heading_20_2" text:outline-level="2">Constants</text:h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Table_20_Contents"><text:span text:style-name="Teletype">i, j</text:span> </text:p>
          </table:table-cell>
          <table:table-cell table:style-name="Tableau26.A1" office:value-type="string">
            <text:p text:style-name="Table_20_Contents">Imaginary unit ("square root of -1") </text:p>
          </table:table-cell>
        </table:table-row>
        <table:table-row>
          <table:table-cell table:style-name="Tableau26.A1" office:value-type="string">
            <text:p text:style-name="Table_20_Contents"><text:span text:style-name="Teletype">pi</text:span> </text:p>
          </table:table-cell>
          <table:table-cell table:style-name="Tableau26.A1" office:value-type="string">
            <text:p text:style-name="Table_20_Contents">4*arctan(1) = 3.14159... </text:p>
          </table:table-cell>
        </table:table-row>
        <table:table-row>
          <table:table-cell table:style-name="Tableau26.A1" office:value-type="string">
            <text:p text:style-name="Table_20_Contents"><text:span text:style-name="Teletype">e</text:span> </text:p>
          </table:table-cell>
          <table:table-cell table:style-name="Tableau26.A1" office:value-type="string">
            <text:p text:style-name="Table_20_Contents">Euler = 2.71828... </text:p>
          </table:table-cell>
        </table:table-row>
        <table:table-row>
          <table:table-cell table:style-name="Tableau26.A1" office:value-type="string">
            <text:p text:style-name="Table_20_Contents"><text:span text:style-name="Teletype">kB</text:span> </text:p>
          </table:table-cell>
          <table:table-cell table:style-name="Tableau26.A1" office:value-type="string">
            <text:p text:style-name="Table_20_Contents">Boltzmann constant = 1.38065e-23 J/K </text:p>
          </table:table-cell>
        </table:table-row>
        <table:table-row>
          <table:table-cell table:style-name="Tableau26.A1" office:value-type="string">
            <text:p text:style-name="Table_20_Contents"><text:span text:style-name="Teletype">q</text:span> </text:p>
          </table:table-cell>
          <table:table-cell table:style-name="Tableau26.A1" office:value-type="string">
            <text:p text:style-name="Table_20_Contents">Elementary charge = 1.6021765e-19 C </text:p>
          </table:table-cell>
        </table:table-row>
      </table:table>
      <text:p text:style-name="Text_20_body"><text:line-break/><text:a xlink:type="simple" xlink:href="http://web.mit.edu/qucs_v0.0.19/docs/en/mathfunc.html#top" text:style-name="Internet_20_link" text:visited-style-name="Visited_20_Internet_20_Link">back to the top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4:28:24.988997344</meta:creation-date>
    <dc:date>2019-07-15T14:28:42.780967920</dc:date>
    <meta:editing-duration>PT18S</meta:editing-duration>
    <meta:editing-cycles>1</meta:editing-cycles>
    <meta:generator>LibreOffice/6.0.7.3$Linux_X86_64 LibreOffice_project/00m0$Build-3</meta:generator>
    <meta:document-statistic meta:table-count="26" meta:image-count="0" meta:object-count="0" meta:page-count="8" meta:paragraph-count="401" meta:word-count="1611" meta:character-count="10945" meta:non-whitespace-character-count="9373"/>
  </office:meta>
</office:document-meta>
</file>